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style:font-name="Arial3" fo:font-size="14pt" style:font-size-asian="14pt" style:font-size-complex="14pt"/>
    </style:style>
    <style:style style:name="P2" style:family="paragraph" style:parent-style-name="Standard">
      <style:paragraph-properties fo:margin-left="1.27cm"/>
      <style:text-properties style:font-name="Arial3" fo:font-size="14pt" style:font-size-asian="14pt" style:font-size-complex="14pt"/>
    </style:style>
    <style:style style:name="P3" style:family="paragraph" style:parent-style-name="List_20_Paragraph">
      <style:paragraph-properties fo:margin-left="1.27cm"/>
      <style:text-properties style:font-name="Arial3" fo:font-size="14pt" fo:language="pt" fo:country="BR" style:font-size-asian="14pt" style:font-size-complex="14pt"/>
    </style:style>
    <style:style style:name="P4" style:family="paragraph" style:parent-style-name="List_20_Paragraph">
      <style:paragraph-properties fo:margin-left="1.27cm"/>
      <style:text-properties style:font-name="Arial3" fo:font-size="14pt" style:font-size-asian="14pt" style:font-size-complex="14pt"/>
    </style:style>
    <style:style style:name="P5" style:family="paragraph" style:parent-style-name="Standard">
      <style:paragraph-properties fo:margin-left="1.27cm"/>
      <style:text-properties style:font-name="Arial3" fo:font-size="14pt" fo:language="pt" fo:country="BR" style:font-size-asian="14pt" style:font-size-complex="14pt"/>
    </style:style>
    <style:style style:name="P6" style:family="paragraph" style:parent-style-name="List_20_Paragraph">
      <style:paragraph-properties fo:margin-top="0.423cm" fo:margin-bottom="0.423cm" style:contextual-spacing="true"/>
      <style:text-properties style:font-name="Arial3" fo:font-size="14pt" style:font-size-asian="14pt" style:font-size-complex="14pt"/>
    </style:style>
    <style:style style:name="P7" style:family="paragraph" style:parent-style-name="List_20_Paragraph">
      <style:paragraph-properties fo:margin-top="0.423cm" fo:margin-bottom="0.423cm" style:contextual-spacing="true"/>
      <style:text-properties style:font-name="Arial3" fo:font-size="14pt" fo:language="pt" fo:country="BR" style:font-size-asian="14pt" style:font-size-complex="14pt"/>
    </style:style>
    <style:style style:name="P8" style:family="paragraph" style:parent-style-name="List_20_Paragraph">
      <style:paragraph-properties fo:margin-left="0cm" fo:text-indent="0cm" style:auto-text-indent="false"/>
      <style:text-properties style:font-name="Arial3" fo:font-size="14pt" style:font-size-asian="14pt" style:font-size-complex="14pt"/>
    </style:style>
    <style:style style:name="P9" style:family="paragraph" style:parent-style-name="Standard">
      <style:paragraph-properties fo:margin-left="0cm" fo:text-indent="0cm" style:auto-text-indent="false"/>
      <style:text-properties style:font-name="Arial3" fo:font-size="14pt" fo:language="pt" fo:country="BR" style:font-size-asian="14pt" style:font-size-complex="14pt"/>
    </style:style>
    <style:style style:name="P10" style:family="paragraph" style:parent-style-name="Standard">
      <style:paragraph-properties fo:margin-left="1.249cm"/>
      <style:text-properties style:font-name="Arial3" fo:font-size="14pt" fo:language="pt" fo:country="BR" style:font-size-asian="14pt" style:font-size-complex="14pt"/>
    </style:style>
    <style:style style:name="P11" style:family="paragraph" style:parent-style-name="Standard">
      <style:text-properties style:font-name="Arial3" fo:font-size="14pt" style:font-size-asian="14pt" style:font-size-complex="14pt"/>
    </style:style>
    <style:style style:name="P12" style:family="paragraph" style:parent-style-name="Standard">
      <style:text-properties style:font-name="Arial3" fo:font-size="14pt" fo:font-weight="bold" style:font-size-asian="14pt" style:font-weight-asian="bold" style:font-size-complex="14pt" style:font-weight-complex="bold"/>
    </style:style>
    <style:style style:name="P13" style:family="paragraph" style:parent-style-name="Heading_20_1">
      <style:paragraph-properties fo:margin-left="0cm" fo:margin-top="0.111cm" fo:margin-bottom="0cm" style:contextual-spacing="false" fo:text-indent="0cm" style:auto-text-indent="false"/>
      <style:text-properties style:font-name="Arial3" fo:font-size="14pt" officeooo:paragraph-rsid="001c87a1" style:font-size-asian="14pt" style:font-size-complex="14pt"/>
    </style:style>
    <style:style style:name="P14" style:family="paragraph" style:parent-style-name="Text_20_body">
      <style:text-properties style:font-name="Arial3" fo:font-size="14pt" fo:font-weight="bold" officeooo:paragraph-rsid="001c87a1" style:font-size-asian="14pt" style:font-weight-asian="bold" style:font-size-complex="14pt"/>
    </style:style>
    <style:style style:name="P15" style:family="paragraph" style:parent-style-name="Text_20_body">
      <style:paragraph-properties fo:margin-top="0.088cm" fo:margin-bottom="0cm" style:contextual-spacing="false"/>
      <style:text-properties style:font-name="Arial3" fo:font-size="14pt" fo:font-weight="bold" officeooo:paragraph-rsid="001c87a1" style:font-size-asian="14pt" style:font-weight-asian="bold" style:font-size-complex="14pt"/>
    </style:style>
    <style:style style:name="P16" style:family="paragraph" style:parent-style-name="List_20_Paragraph" style:list-style-name="WWNum1">
      <style:paragraph-properties fo:margin-left="0.39cm" fo:margin-right="0cm" fo:margin-top="0cm" fo:margin-bottom="0cm" style:contextual-spacing="false" fo:line-height="100%" fo:text-align="start" style:justify-single-word="false" fo:text-indent="-0.349cm" style:auto-text-indent="false">
        <style:tab-stops>
          <style:tab-stop style:position="0.39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17" style:family="paragraph" style:parent-style-name="Text_20_body">
      <style:paragraph-properties fo:margin-left="0.041cm" fo:margin-right="0cm" fo:margin-top="0.356cm" fo:margin-bottom="0cm" style:contextual-spacing="false" fo:line-height="117%"/>
      <style:text-properties style:font-name="Arial3" fo:font-size="14pt" officeooo:paragraph-rsid="001c87a1" style:font-size-asian="14pt" style:font-size-complex="14pt"/>
    </style:style>
    <style:style style:name="P18" style:family="paragraph" style:parent-style-name="Text_20_body">
      <style:paragraph-properties fo:margin-left="0.041cm" fo:margin-right="0cm" fo:margin-top="0.27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19" style:family="paragraph" style:parent-style-name="List_20_Paragraph" style:list-style-name="WWNum2">
      <style:paragraph-properties fo:margin-left="0.25cm" fo:margin-right="0cm" fo:margin-top="0.358cm" fo:margin-bottom="0cm" style:contextual-spacing="false" fo:line-height="100%" fo:text-align="start" style:justify-single-word="false" fo:text-indent="-0.21cm" style:auto-text-indent="false">
        <style:tab-stops>
          <style:tab-stop style:position="0.25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20" style:family="paragraph" style:parent-style-name="List_20_Paragraph" style:list-style-name="WWNum2">
      <style:paragraph-properties fo:margin-left="0.355cm" fo:margin-right="0cm" fo:margin-top="0.418cm" fo:margin-bottom="0cm" style:contextual-spacing="false" fo:line-height="100%" fo:text-align="start" style:justify-single-word="false" fo:text-indent="-0.314cm" style:auto-text-indent="false">
        <style:tab-stops>
          <style:tab-stop style:position="0.355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21" style:family="paragraph" style:parent-style-name="Text_20_body">
      <style:paragraph-properties fo:margin-left="0.041cm" fo:margin-right="0.191cm" fo:margin-top="0.418cm" fo:margin-bottom="0cm" style:contextual-spacing="false" fo:line-height="117%"/>
      <style:text-properties style:font-name="Arial3" fo:font-size="14pt" officeooo:paragraph-rsid="001c87a1" style:font-size-asian="14pt" style:font-size-complex="14pt"/>
    </style:style>
    <style:style style:name="P22" style:family="paragraph" style:parent-style-name="Text_20_body">
      <style:text-properties style:font-name="Arial3" fo:font-size="14pt" officeooo:paragraph-rsid="001c87a1" style:font-size-asian="14pt" style:font-size-complex="14pt"/>
    </style:style>
    <style:style style:name="P23" style:family="paragraph" style:parent-style-name="Text_20_body">
      <style:paragraph-properties fo:margin-top="0.303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24" style:family="paragraph" style:parent-style-name="List_20_Paragraph" style:list-style-name="WWNum1">
      <style:paragraph-properties fo:margin-left="0.496cm" fo:margin-right="0cm" fo:margin-top="0.002cm" fo:margin-bottom="0cm" style:contextual-spacing="false" fo:line-height="100%" fo:text-align="start" style:justify-single-word="false" fo:text-indent="-0.455cm" style:auto-text-indent="false">
        <style:tab-stops>
          <style:tab-stop style:position="0.496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25" style:family="paragraph" style:parent-style-name="Text_20_body">
      <style:paragraph-properties fo:margin-left="0.041cm" fo:margin-right="0cm" fo:margin-top="0.418cm" fo:margin-bottom="0cm" style:contextual-spacing="false" fo:line-height="117%"/>
      <style:text-properties style:font-name="Arial3" fo:font-size="14pt" officeooo:paragraph-rsid="001c87a1" style:font-size-asian="14pt" style:font-size-complex="14pt"/>
    </style:style>
    <style:style style:name="P26" style:family="paragraph" style:parent-style-name="Text_20_body">
      <style:paragraph-properties fo:margin-left="0.041cm" fo:margin-right="0cm" fo:margin-top="0.328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27" style:family="paragraph" style:parent-style-name="Text_20_body">
      <style:paragraph-properties fo:margin-left="0.041cm" fo:margin-right="0cm" fo:margin-top="0.356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28" style:family="paragraph" style:parent-style-name="Text_20_body">
      <style:paragraph-properties fo:margin-left="0.041cm" fo:margin-right="0cm" fo:margin-top="0.42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29" style:family="paragraph" style:parent-style-name="Text_20_body">
      <style:paragraph-properties fo:margin-top="0.39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30" style:family="paragraph" style:parent-style-name="List_20_Paragraph">
      <style:paragraph-properties fo:margin-left="0.496cm" fo:margin-right="0cm" fo:margin-top="0cm" fo:margin-bottom="0cm" style:contextual-spacing="false" fo:line-height="100%" fo:text-align="start" style:justify-single-word="false" fo:text-indent="-0.455cm" style:auto-text-indent="false">
        <style:tab-stops>
          <style:tab-stop style:position="0.496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31" style:family="paragraph" style:parent-style-name="Text_20_body">
      <style:paragraph-properties fo:margin-top="0.139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32" style:family="paragraph" style:parent-style-name="Text_20_body">
      <style:paragraph-properties fo:margin-left="0.041cm" fo:margin-right="0.191cm" fo:line-height="117%"/>
      <style:text-properties style:font-name="Arial3" fo:font-size="14pt" officeooo:paragraph-rsid="001c87a1" style:font-size-asian="14pt" style:font-size-complex="14pt"/>
    </style:style>
    <style:style style:name="P33" style:family="paragraph" style:parent-style-name="Text_20_body">
      <style:paragraph-properties fo:margin-top="0.069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34" style:family="paragraph" style:parent-style-name="Text_20_body">
      <style:paragraph-properties fo:margin-left="0.041cm" fo:margin-right="0cm"/>
      <style:text-properties style:font-name="Arial3" fo:font-size="14pt" officeooo:paragraph-rsid="001c87a1" style:font-size-asian="14pt" style:font-size-complex="14pt"/>
    </style:style>
    <style:style style:name="P35" style:family="paragraph" style:parent-style-name="Text_20_body">
      <style:paragraph-properties fo:margin-left="0.041cm" fo:margin-right="0cm" fo:margin-top="0.065cm" fo:margin-bottom="0cm" style:contextual-spacing="false" fo:line-height="117%"/>
      <style:text-properties style:font-name="Arial3" fo:font-size="14pt" officeooo:paragraph-rsid="001c87a1" style:font-size-asian="14pt" style:font-size-complex="14pt"/>
    </style:style>
    <style:style style:name="P36" style:family="paragraph" style:parent-style-name="Standard">
      <style:paragraph-properties fo:margin-left="0.041cm" fo:margin-right="0cm" fo:margin-top="0cm" fo:margin-bottom="0cm" style:contextual-spacing="false" fo:line-height="116%" fo:text-align="start" style:justify-single-word="false" fo:text-indent="0cm" style:auto-text-indent="false"/>
      <style:text-properties style:font-name="Arial3" fo:font-size="14pt" officeooo:paragraph-rsid="001c87a1" style:font-size-asian="14pt" style:font-size-complex="14pt"/>
    </style:style>
    <style:style style:name="P37" style:family="paragraph" style:parent-style-name="Text_20_body">
      <style:paragraph-properties fo:margin-top="0.109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38" style:family="paragraph" style:parent-style-name="Text_20_body">
      <style:paragraph-properties fo:margin-top="0.148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39" style:family="paragraph" style:parent-style-name="Text_20_body">
      <style:paragraph-properties fo:margin-left="0.041cm" fo:margin-right="0.191cm" fo:margin-top="0cm" fo:margin-bottom="0cm" style:contextual-spacing="false" fo:line-height="117%"/>
      <style:text-properties style:font-name="Arial3" fo:font-size="14pt" officeooo:paragraph-rsid="001c87a1" style:font-size-asian="14pt" style:font-size-complex="14pt"/>
    </style:style>
    <style:style style:name="P40" style:family="paragraph" style:parent-style-name="Text_20_body">
      <style:paragraph-properties fo:margin-left="0.041cm" fo:margin-right="0cm" fo:margin-top="0.074cm" fo:margin-bottom="0cm" style:contextual-spacing="false" fo:line-height="116%"/>
      <style:text-properties style:font-name="Arial3" fo:font-size="14pt" officeooo:paragraph-rsid="001c87a1" style:font-size-asian="14pt" style:font-size-complex="14pt"/>
    </style:style>
    <style:style style:name="P41" style:family="paragraph" style:parent-style-name="Text_20_body">
      <style:paragraph-properties fo:margin-left="0.041cm" fo:margin-right="0cm" fo:margin-top="0.344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42" style:family="paragraph" style:parent-style-name="Text_20_body">
      <style:paragraph-properties fo:margin-left="0.041cm" fo:margin-right="0.019cm" fo:margin-top="0.418cm" fo:margin-bottom="0cm" style:contextual-spacing="false" fo:line-height="116%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43" style:family="paragraph" style:parent-style-name="Text_20_body">
      <style:paragraph-properties fo:margin-top="0.321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44" style:family="paragraph" style:parent-style-name="Text_20_body">
      <style:paragraph-properties fo:margin-top="0.15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45" style:family="paragraph" style:parent-style-name="Text_20_body">
      <style:paragraph-properties fo:margin-left="0.041cm" fo:margin-right="0.026cm" fo:line-height="116%" fo:text-align="justify" style:justify-single-word="false">
        <style:tab-stops>
          <style:tab-stop style:position="5.436cm"/>
          <style:tab-stop style:position="10.243cm"/>
          <style:tab-stop style:position="14.108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46" style:family="paragraph" style:parent-style-name="Text_20_body">
      <style:paragraph-properties fo:margin-top="0.152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47" style:family="paragraph" style:parent-style-name="Text_20_body">
      <style:paragraph-properties fo:margin-left="0.041cm" fo:margin-right="0.051cm" fo:margin-top="0.076cm" fo:margin-bottom="0cm" style:contextual-spacing="false" fo:line-height="117%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48" style:family="paragraph" style:parent-style-name="Text_20_body">
      <style:paragraph-properties fo:margin-top="0.062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49" style:family="paragraph" style:parent-style-name="Text_20_body">
      <style:paragraph-properties fo:margin-left="0.041cm" fo:margin-right="0.058cm" fo:line-height="117%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50" style:family="paragraph" style:parent-style-name="Text_20_body">
      <style:paragraph-properties fo:margin-left="0.041cm" fo:margin-right="0cm" fo:margin-top="0.002cm" fo:margin-bottom="0cm" style:contextual-spacing="false"/>
      <style:text-properties style:font-name="Arial3" fo:font-size="14pt" fo:letter-spacing="-0.004cm" officeooo:paragraph-rsid="001c87a1" style:font-size-asian="14pt" style:font-size-complex="14pt"/>
    </style:style>
    <style:style style:name="P51" style:family="paragraph" style:parent-style-name="Text_20_body">
      <style:paragraph-properties fo:margin-left="0.041cm" fo:margin-right="0cm" fo:margin-top="0.074cm" fo:margin-bottom="0cm" style:contextual-spacing="false" fo:line-height="117%"/>
      <style:text-properties style:font-name="Arial3" fo:font-size="14pt" officeooo:paragraph-rsid="001c87a1" style:font-size-asian="14pt" style:font-size-complex="14pt"/>
    </style:style>
    <style:style style:name="P52" style:family="paragraph" style:parent-style-name="Text_20_body">
      <style:paragraph-properties fo:margin-left="0.041cm" fo:margin-right="0cm" fo:line-height="0.443cm"/>
      <style:text-properties style:font-name="Arial3" fo:font-size="14pt" officeooo:paragraph-rsid="001c87a1" style:font-size-asian="14pt" style:font-size-complex="14pt"/>
    </style:style>
    <style:style style:name="P53" style:family="paragraph" style:parent-style-name="Text_20_body">
      <style:paragraph-properties fo:margin-left="0.041cm" fo:margin-right="0.055cm" fo:line-height="117%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54" style:family="paragraph" style:parent-style-name="Text_20_body">
      <style:paragraph-properties fo:margin-top="0.208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55" style:family="paragraph" style:parent-style-name="Text_20_body">
      <style:paragraph-properties fo:margin-left="0.041cm" fo:margin-right="0.049cm" fo:margin-top="0.076cm" fo:margin-bottom="0cm" style:contextual-spacing="false" fo:line-height="117%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56" style:family="paragraph" style:parent-style-name="List_20_Paragraph" style:list-style-name="WWNum4">
      <style:paragraph-properties fo:margin-left="0.25cm" fo:margin-right="0cm" fo:margin-top="0.332cm" fo:margin-bottom="0cm" style:contextual-spacing="false" fo:line-height="100%" fo:text-align="start" style:justify-single-word="false" fo:text-indent="-0.21cm" style:auto-text-indent="false">
        <style:tab-stops>
          <style:tab-stop style:position="0.25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57" style:family="paragraph" style:parent-style-name="List_20_Paragraph" style:list-style-name="WWNum4">
      <style:paragraph-properties fo:margin-left="0.041cm" fo:margin-right="0cm" fo:margin-top="0.332cm" fo:margin-bottom="0cm" style:contextual-spacing="false" fo:line-height="100%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58" style:family="paragraph" style:parent-style-name="List_20_Paragraph" style:list-style-name="WWNum4">
      <style:paragraph-properties fo:margin-left="0.459cm" fo:margin-right="0cm" fo:margin-top="0.34cm" fo:margin-bottom="0cm" style:contextual-spacing="false" fo:line-height="100%" fo:text-align="justify" style:justify-single-word="false" fo:text-indent="-0.418cm" style:auto-text-indent="false">
        <style:tab-stops>
          <style:tab-stop style:position="0.459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59" style:family="paragraph" style:parent-style-name="Text_20_body">
      <style:paragraph-properties fo:margin-top="0.381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60" style:family="paragraph" style:parent-style-name="List_20_Paragraph" style:list-style-name="WWNum3">
      <style:paragraph-properties fo:margin-left="0cm" fo:margin-right="0.055cm" fo:margin-top="0cm" fo:margin-bottom="0cm" style:contextual-spacing="false" fo:line-height="117%" fo:text-align="justify" style:justify-single-word="false" fo:text-indent="0cm" style:auto-text-indent="false">
        <style:tab-stops>
          <style:tab-stop style:position="0.55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61" style:family="paragraph" style:parent-style-name="Text_20_body">
      <style:paragraph-properties fo:margin-top="0.071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62" style:family="paragraph" style:parent-style-name="Text_20_body">
      <style:paragraph-properties fo:margin-left="0.041cm" fo:margin-right="0cm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63" style:family="paragraph" style:parent-style-name="Text_20_body">
      <style:paragraph-properties fo:margin-left="0.041cm" fo:margin-right="0.056cm" fo:margin-top="0.065cm" fo:margin-bottom="0cm" style:contextual-spacing="false" fo:line-height="117%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64" style:family="paragraph" style:parent-style-name="List_20_Paragraph" style:list-style-name="WWNum3">
      <style:paragraph-properties fo:margin-left="0.041cm" fo:margin-right="0cm" fo:margin-top="0.002cm" fo:margin-bottom="0cm" style:contextual-spacing="false" fo:line-height="100%" fo:text-align="justify" style:justify-single-word="false" fo:text-indent="0cm" style:auto-text-indent="false">
        <style:tab-stops>
          <style:tab-stop style:position="0.496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65" style:family="paragraph" style:parent-style-name="Text_20_body">
      <style:paragraph-properties fo:margin-top="0.138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66" style:family="paragraph" style:parent-style-name="Text_20_body">
      <style:paragraph-properties fo:margin-left="0.041cm" fo:margin-right="0.055cm" fo:margin-top="0.002cm" fo:margin-bottom="0cm" style:contextual-spacing="false" fo:line-height="117%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67" style:family="paragraph" style:parent-style-name="Text_20_body">
      <style:paragraph-properties fo:margin-left="0.041cm" fo:margin-right="0.034cm" fo:line-height="115%" fo:text-align="justify" style:justify-single-word="false">
        <style:tab-stops>
          <style:tab-stop style:position="2.976cm"/>
          <style:tab-stop style:position="4.854cm"/>
          <style:tab-stop style:position="8.539cm"/>
          <style:tab-stop style:position="11.906cm"/>
          <style:tab-stop style:position="13.995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68" style:family="paragraph" style:parent-style-name="Text_20_body">
      <style:paragraph-properties fo:margin-top="0.159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69" style:family="paragraph" style:parent-style-name="List_20_Paragraph" style:list-style-name="WWNum3">
      <style:paragraph-properties fo:margin-left="0.041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718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70" style:family="paragraph" style:parent-style-name="Text_20_body">
      <style:paragraph-properties fo:margin-top="0.048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71" style:family="paragraph" style:parent-style-name="List_20_Paragraph" style:list-style-name="WWNum5">
      <style:paragraph-properties fo:margin-left="0.25cm" fo:margin-right="0cm" fo:margin-top="0.409cm" fo:margin-bottom="0cm" style:contextual-spacing="false" fo:line-height="100%" fo:text-align="start" style:justify-single-word="false" fo:text-indent="-0.21cm" style:auto-text-indent="false">
        <style:tab-stops>
          <style:tab-stop style:position="0.25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72" style:family="paragraph" style:parent-style-name="List_20_Paragraph" style:list-style-name="WWNum5">
      <style:paragraph-properties fo:margin-left="0.355cm" fo:margin-right="0cm" fo:margin-top="0.418cm" fo:margin-bottom="0cm" style:contextual-spacing="false" fo:line-height="100%" fo:text-align="start" style:justify-single-word="false" fo:text-indent="-0.314cm" style:auto-text-indent="false">
        <style:tab-stops>
          <style:tab-stop style:position="0.355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73" style:family="paragraph" style:parent-style-name="Text_20_body">
      <style:paragraph-properties fo:margin-top="0.099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74" style:family="paragraph" style:parent-style-name="Heading_20_1">
      <style:paragraph-properties fo:margin-left="0cm" fo:margin-right="2.441cm" fo:text-indent="0cm" style:auto-text-indent="false"/>
      <style:text-properties style:font-name="Arial3" fo:font-size="14pt" officeooo:paragraph-rsid="001c87a1" style:font-size-asian="14pt" style:font-size-complex="14pt"/>
    </style:style>
    <style:style style:name="P75" style:family="paragraph" style:parent-style-name="Heading_20_1">
      <style:paragraph-properties fo:margin-left="2.445cm" fo:margin-right="2.441cm"/>
      <style:text-properties style:font-name="Arial3" fo:font-size="14pt" officeooo:paragraph-rsid="001c87a1" style:font-size-asian="14pt" style:font-size-complex="14pt"/>
    </style:style>
    <style:style style:name="P76" style:family="paragraph" style:parent-style-name="Text_20_body">
      <style:paragraph-properties fo:margin-top="0.023cm" fo:margin-bottom="0cm" style:contextual-spacing="false"/>
      <style:text-properties style:font-name="Arial3" fo:font-size="14pt" fo:font-weight="bold" officeooo:paragraph-rsid="001c87a1" style:font-size-asian="14pt" style:font-weight-asian="bold" style:font-size-complex="14pt"/>
    </style:style>
    <style:style style:name="P77" style:family="paragraph" style:parent-style-name="Text_20_body">
      <style:paragraph-properties fo:margin-top="0.122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78" style:family="paragraph" style:parent-style-name="Text_20_body">
      <style:paragraph-properties fo:margin-top="0.229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79" style:family="paragraph" style:parent-style-name="Text_20_body">
      <style:paragraph-properties fo:margin-left="0.041cm" fo:margin-right="0.051cm" fo:margin-top="0cm" fo:margin-bottom="0cm" style:contextual-spacing="false" fo:line-height="117%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80" style:family="paragraph" style:parent-style-name="Text_20_body">
      <style:paragraph-properties fo:margin-top="0.044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81" style:family="paragraph" style:parent-style-name="List_20_Paragraph" style:list-style-name="WWNum6">
      <style:paragraph-properties fo:margin-left="0.39cm" fo:margin-right="0cm" fo:margin-top="0cm" fo:margin-bottom="0cm" style:contextual-spacing="false" fo:line-height="100%" fo:text-align="start" style:justify-single-word="false" fo:text-indent="-0.349cm" style:auto-text-indent="false">
        <style:tab-stops>
          <style:tab-stop style:position="0.39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82" style:family="paragraph" style:parent-style-name="Text_20_body">
      <style:paragraph-properties fo:margin-left="0.041cm" fo:margin-right="0.025cm" fo:margin-top="0.411cm" fo:margin-bottom="0cm" style:contextual-spacing="false" fo:line-height="117%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83" style:family="paragraph" style:parent-style-name="Text_20_body">
      <style:paragraph-properties fo:margin-top="0.042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84" style:family="paragraph" style:parent-style-name="List_20_Paragraph" style:list-style-name="WWNum6">
      <style:paragraph-properties fo:margin-left="0.146cm" fo:margin-right="1.185cm" fo:margin-top="0cm" fo:margin-bottom="0cm" style:contextual-spacing="false" fo:line-height="227%" fo:text-align="justify" style:justify-single-word="false" fo:text-indent="-0.106cm" style:auto-text-indent="false">
        <style:tab-stops>
          <style:tab-stop style:position="0.146cm"/>
          <style:tab-stop style:position="0.496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85" style:family="paragraph" style:parent-style-name="List_20_Paragraph" style:list-style-name="WWNum6">
      <style:paragraph-properties fo:margin-left="1.311cm" fo:margin-right="0cm" fo:margin-top="0cm" fo:margin-bottom="0cm" style:contextual-spacing="false" fo:line-height="0.409cm" fo:text-align="start" style:justify-single-word="false" fo:text-indent="-0.633cm" style:auto-text-indent="false">
        <style:tab-stops>
          <style:tab-stop style:position="1.311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86" style:family="paragraph" style:parent-style-name="List_20_Paragraph" style:list-style-name="WWNum6">
      <style:paragraph-properties fo:margin-left="1.311cm" fo:margin-right="0cm" fo:margin-top="0.072cm" fo:margin-bottom="0cm" style:contextual-spacing="false" fo:line-height="100%" fo:text-align="start" style:justify-single-word="false" fo:text-indent="-0.633cm" style:auto-text-indent="false">
        <style:tab-stops>
          <style:tab-stop style:position="1.311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87" style:family="paragraph" style:parent-style-name="List_20_Paragraph" style:list-style-name="WWNum6">
      <style:paragraph-properties fo:margin-left="1.311cm" fo:margin-right="0cm" fo:margin-top="0.062cm" fo:margin-bottom="0cm" style:contextual-spacing="false" fo:line-height="100%" fo:text-align="start" style:justify-single-word="false" fo:text-indent="-0.633cm" style:auto-text-indent="false">
        <style:tab-stops>
          <style:tab-stop style:position="1.311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88" style:family="paragraph" style:parent-style-name="Text_20_body">
      <style:paragraph-properties fo:margin-left="0.041cm" fo:margin-right="0.049cm" fo:line-height="117%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89" style:family="paragraph" style:parent-style-name="List_20_Paragraph" style:list-style-name="WWNum7">
      <style:paragraph-properties fo:margin-left="0.041cm" fo:margin-right="0.053cm" fo:margin-top="0.342cm" fo:margin-bottom="0cm" style:contextual-spacing="false" fo:line-height="117%" fo:text-align="justify" style:justify-single-word="false" fo:text-indent="0cm" style:auto-text-indent="false">
        <style:tab-stops>
          <style:tab-stop style:position="0.347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90" style:family="paragraph" style:parent-style-name="List_20_Paragraph" style:list-style-name="WWNum7">
      <style:paragraph-properties fo:margin-left="0.355cm" fo:margin-right="0cm" fo:margin-top="0.332cm" fo:margin-bottom="0cm" style:contextual-spacing="false" fo:line-height="100%" fo:text-align="start" style:justify-single-word="false" fo:text-indent="-0.314cm" style:auto-text-indent="false">
        <style:tab-stops>
          <style:tab-stop style:position="0.355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91" style:family="paragraph" style:parent-style-name="List_20_Paragraph" style:list-style-name="WWNum7">
      <style:paragraph-properties fo:margin-left="0.041cm" fo:margin-right="0.049cm" fo:margin-top="0.42cm" fo:margin-bottom="0cm" style:contextual-spacing="false" fo:line-height="117%" fo:text-align="justify" style:justify-single-word="false" fo:text-indent="0cm" style:auto-text-indent="false">
        <style:tab-stops>
          <style:tab-stop style:position="0.538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92" style:family="paragraph" style:parent-style-name="List_20_Paragraph" style:list-style-name="WWNum6">
      <style:paragraph-properties fo:margin-left="0.496cm" fo:margin-right="0cm" fo:margin-top="0.34cm" fo:margin-bottom="0cm" style:contextual-spacing="false" fo:line-height="100%" fo:text-align="start" style:justify-single-word="false" fo:text-indent="-0.455cm" style:auto-text-indent="false">
        <style:tab-stops>
          <style:tab-stop style:position="0.496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93" style:family="paragraph" style:parent-style-name="Text_20_body">
      <style:paragraph-properties fo:margin-top="0.049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94" style:family="paragraph" style:parent-style-name="Text_20_body">
      <style:paragraph-properties fo:margin-left="0.041cm" fo:margin-right="0cm" fo:margin-top="0.002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95" style:family="paragraph" style:parent-style-name="Heading_20_2">
      <style:text-properties style:font-name="Arial3" fo:font-size="14pt" officeooo:paragraph-rsid="001c87a1" style:font-size-asian="14pt" style:font-size-complex="14pt"/>
    </style:style>
    <style:style style:name="P96" style:family="paragraph" style:parent-style-name="Text_20_body">
      <style:paragraph-properties fo:margin-left="0.146cm" fo:margin-right="0cm" fo:margin-top="0.074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97" style:family="paragraph" style:parent-style-name="Text_20_body">
      <style:paragraph-properties fo:margin-top="0.051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98" style:family="paragraph" style:parent-style-name="Text_20_body">
      <style:paragraph-properties fo:margin-left="0.041cm" fo:margin-right="0.025cm" fo:line-height="117%" fo:text-align="justify" style:justify-single-word="false"/>
      <style:text-properties style:font-name="Arial3" fo:font-size="14pt" officeooo:paragraph-rsid="001c87a1" style:font-size-asian="14pt" style:font-size-complex="14pt"/>
    </style:style>
    <style:style style:name="P99" style:family="paragraph" style:parent-style-name="Text_20_body">
      <style:paragraph-properties fo:margin-top="0.06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100" style:family="paragraph" style:parent-style-name="Text_20_body">
      <style:paragraph-properties fo:margin-top="0.166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101" style:family="paragraph" style:parent-style-name="Heading_20_2">
      <style:paragraph-properties fo:margin-left="0.146cm" fo:margin-right="0cm" fo:margin-top="0cm" fo:margin-bottom="0cm" style:contextual-spacing="false"/>
      <style:text-properties style:font-name="Arial3" fo:font-size="14pt" officeooo:paragraph-rsid="001c87a1" style:font-size-asian="14pt" style:font-size-complex="14pt"/>
    </style:style>
    <style:style style:name="P102" style:family="paragraph" style:parent-style-name="Heading_20_2">
      <style:paragraph-properties fo:margin-left="0.146cm" fo:margin-right="0cm" fo:margin-top="0cm" fo:margin-bottom="0cm" style:contextual-spacing="false"/>
      <style:text-properties style:font-name="Arial3" fo:font-size="14pt" fo:letter-spacing="-0.004cm" officeooo:paragraph-rsid="001c87a1" style:font-size-asian="14pt" style:font-size-complex="14pt"/>
    </style:style>
    <style:style style:name="P103" style:family="paragraph" style:parent-style-name="Heading_20_2">
      <style:paragraph-properties fo:margin-left="0.146cm" fo:margin-right="0cm" fo:margin-top="0cm" fo:margin-bottom="0cm" style:contextual-spacing="false"/>
      <style:text-properties style:font-name="Arial3" fo:font-size="14pt" fo:font-weight="normal" officeooo:paragraph-rsid="001c87a1" style:font-size-asian="14pt" style:font-weight-asian="normal" style:font-size-complex="14pt" style:font-weight-complex="normal"/>
    </style:style>
    <style:style style:name="P104" style:family="paragraph" style:parent-style-name="List_20_Paragraph" style:list-style-name="WWNum6">
      <style:paragraph-properties fo:margin-left="0.496cm" fo:margin-right="0cm" fo:margin-top="0cm" fo:margin-bottom="0cm" style:contextual-spacing="false" fo:line-height="100%" fo:text-align="start" style:justify-single-word="false" fo:text-indent="-0.455cm" style:auto-text-indent="false">
        <style:tab-stops>
          <style:tab-stop style:position="0.496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105" style:family="paragraph" style:parent-style-name="Text_20_body">
      <style:paragraph-properties fo:margin-left="0.041cm" fo:margin-right="0.032cm" fo:margin-top="0.035cm" fo:margin-bottom="0cm" style:contextual-spacing="false" fo:line-height="1.122cm">
        <style:tab-stops>
          <style:tab-stop style:position="1.849cm"/>
          <style:tab-stop style:position="3.085cm"/>
          <style:tab-stop style:position="5.586cm"/>
          <style:tab-stop style:position="7.41cm"/>
          <style:tab-stop style:position="8.927cm"/>
          <style:tab-stop style:position="11.624cm"/>
          <style:tab-stop style:position="13.042cm"/>
          <style:tab-stop style:position="15.009cm"/>
        </style:tab-stops>
      </style:paragraph-properties>
      <style:text-properties style:font-name="Arial3" fo:font-size="14pt" officeooo:paragraph-rsid="001c87a1" style:font-size-asian="14pt" style:font-size-complex="14pt"/>
    </style:style>
    <style:style style:name="P106" style:family="paragraph" style:parent-style-name="Text_20_body">
      <style:paragraph-properties fo:margin-left="0.041cm" fo:margin-right="0cm" fo:margin-top="0.355cm" fo:margin-bottom="0cm" style:contextual-spacing="false" fo:line-height="115%"/>
      <style:text-properties style:font-name="Arial3" fo:font-size="14pt" officeooo:paragraph-rsid="001c87a1" style:font-size-asian="14pt" style:font-size-complex="14pt"/>
    </style:style>
    <style:style style:name="P107" style:family="paragraph" style:parent-style-name="Text_20_body">
      <style:paragraph-properties fo:margin-left="0.041cm" fo:margin-right="0cm" fo:margin-top="0.355cm" fo:margin-bottom="0cm" style:contextual-spacing="false" fo:line-height="115%"/>
      <style:text-properties style:font-name="Arial3" fo:font-size="14pt" officeooo:paragraph-rsid="001d5264" style:font-size-asian="14pt" style:font-size-complex="14pt"/>
    </style:style>
    <style:style style:name="P108" style:family="paragraph" style:parent-style-name="Text_20_body">
      <style:paragraph-properties fo:margin-left="0.041cm" fo:margin-right="0cm" fo:margin-top="0.355cm" fo:margin-bottom="0cm" style:contextual-spacing="false" fo:line-height="115%"/>
      <style:text-properties style:font-name="Arial3" fo:font-size="14pt" fo:font-weight="bold" officeooo:paragraph-rsid="001c87a1" style:font-size-asian="14pt" style:font-weight-asian="bold" style:font-size-complex="14pt" style:font-weight-complex="bold"/>
    </style:style>
    <style:style style:name="T1" style:family="text">
      <style:text-properties fo:language="pt" fo:country="BR"/>
    </style:style>
    <style:style style:name="T2" style:family="text">
      <style:text-properties fo:font-variant="normal" fo:text-transform="none" fo:color="#1f1f1f" loext:opacity="100%" fo:language="pt" fo:country="BR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3" style:family="text">
      <style:text-properties fo:language="pt" fo:country="BR" officeooo:rsid="001c87a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5264"/>
    </style:style>
    <style:style style:name="T6" style:family="text">
      <style:text-properties fo:letter-spacing="-0.004cm"/>
    </style:style>
    <style:style style:name="T7" style:family="text">
      <style:text-properties fo:letter-spacing="-0.009cm"/>
    </style:style>
    <style:style style:name="T8" style:family="text">
      <style:text-properties fo:letter-spacing="-0.007cm"/>
    </style:style>
    <style:style style:name="T9" style:family="text">
      <style:text-properties fo:letter-spacing="-0.002cm"/>
    </style:style>
    <style:style style:name="T10" style:family="text">
      <style:text-properties fo:letter-spacing="-0.011cm"/>
    </style:style>
    <style:style style:name="T11" style:family="text">
      <style:text-properties fo:letter-spacing="-0.016cm"/>
    </style:style>
    <style:style style:name="T12" style:family="text">
      <style:text-properties fo:letter-spacing="-0.005cm"/>
    </style:style>
    <style:style style:name="T13" style:family="text">
      <style:text-properties fo:letter-spacing="-0.018cm"/>
    </style:style>
    <style:style style:name="T14" style:family="text">
      <style:text-properties fo:letter-spacing="-0.014cm"/>
    </style:style>
    <style:style style:name="T15" style:family="text">
      <style:text-properties fo:letter-spacing="-0.012cm"/>
    </style:style>
    <style:style style:name="T16" style:family="text">
      <style:text-properties fo:font-weight="bold" style:font-weight-asian="bold"/>
    </style:style>
    <style:style style:name="T17" style:family="text">
      <style:text-properties fo:letter-spacing="-0.004cm" fo:font-weight="bold" style:font-weight-asian="bold"/>
    </style:style>
    <style:style style:name="T18" style:family="text">
      <style:text-properties fo:letter-spacing="-0.028cm"/>
    </style:style>
    <style:style style:name="T19" style:family="text">
      <style:text-properties fo:letter-spacing="-0.026cm"/>
    </style:style>
    <style:style style:name="T20" style:family="text">
      <style:text-properties fo:letter-spacing="-0.019cm"/>
    </style:style>
    <style:style style:name="T21" style:family="text">
      <style:text-properties fo:letter-spacing="-0.021cm"/>
    </style:style>
    <style:style style:name="T22" style:family="text">
      <style:text-properties officeooo:rsid="001c87a1"/>
    </style:style>
    <style:style style:name="T23" style:family="text">
      <style:text-properties fo:letter-spacing="0.002cm"/>
    </style:style>
    <style:style style:name="T24" style:family="text">
      <style:text-properties fo:letter-spacing="-0.004cm" officeooo:rsid="001c87a1"/>
    </style:style>
    <style:style style:name="T25" style:family="text">
      <style:text-properties fo:letter-spacing="0.055cm"/>
    </style:style>
    <style:style style:name="T26" style:family="text">
      <style:text-properties fo:letter-spacing="0.058cm"/>
    </style:style>
    <style:style style:name="T27" style:family="text">
      <style:text-properties fo:letter-spacing="0.053cm"/>
    </style:style>
    <style:style style:name="T28" style:family="text">
      <style:text-properties fo:letter-spacing="0.056cm"/>
    </style:style>
    <style:style style:name="T29" style:family="text">
      <style:text-properties fo:letter-spacing="0.141cm"/>
    </style:style>
    <style:style style:name="T30" style:family="text">
      <style:text-properties fo:letter-spacing="-0.025cm"/>
    </style:style>
    <style:style style:name="T31" style:family="text">
      <style:text-properties fo:letter-spacing="0.122cm"/>
    </style:style>
    <style:style style:name="T32" style:family="text">
      <style:text-properties fo:letter-spacing="0.129cm"/>
    </style:style>
    <style:style style:name="T33" style:family="text">
      <style:text-properties fo:letter-spacing="0.127cm"/>
    </style:style>
    <style:style style:name="T34" style:family="text">
      <style:text-properties fo:letter-spacing="0.123cm"/>
    </style:style>
    <style:style style:name="T35" style:family="text">
      <style:text-properties fo:letter-spacing="0.115cm"/>
    </style:style>
    <style:style style:name="T36" style:family="text">
      <style:text-properties fo:font-weight="bold" officeooo:rsid="001d526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<text:s/>Estão cobrando um seguro em meu cartão de crédito que eu não contratei (Cobrança por serviço não contratado)</text:p>
        </text:list-item>
      </text:list>
      <text:p text:style-name="P2">R: De acordo com o art. 6°, inciso III, art. 14, Caput, art. 39, inciso III, <text:span text:style-name="T1">art. 42, parágrafo único. O consumidor tem total direito de abrir uma reclamação no Procon, requerendo o cancelamento imediato, devolução em dobro dos valores cobrados indevidamente e o envio do contrato.</text:span></text:p>
      <text:p text:style-name="P2"><text:span text:style-name="T1">Sendo necessário a devida documentação:</text:span></text:p>
      <text:p text:style-name="P2"><text:span text:style-name="T1">- RG com CPF;</text:span></text:p>
      <text:p text:style-name="P2"><text:span text:style-name="T1">- Faturas com a descrição desde que começou desconto;</text:span></text:p>
      <text:p text:style-name="P2"><text:span text:style-name="T1">- Comprovantes de pagamentos;</text:span></text:p>
      <text:p text:style-name="P2"><text:span text:style-name="T1">- Mensagens e e-mails caso tenha;</text:span></text:p>
      <text:p text:style-name="P2"><text:span text:style-name="T1">- CNPJ matriz do fornecedor;</text:span></text:p>
      <text:p text:style-name="P2"><text:span text:style-name="T1">Vale ressaltar que, os casos possuem variações, sendo necessário o consumidor comparecer presencialmente ao Procon para obter uma consulta.</text:span></text:p>
      <text:p text:style-name="P3"/>
      <text:list text:continue-numbering="true" text:style-name="WWNum1">
        <text:list-item>
          <text:p text:style-name="P1">Estão descontando um empréstimo já quitado na minha folha de pagamento? (Desconto indevido)</text:p>
        </text:list-item>
      </text:list>
      <text:p text:style-name="P4"/>
      <text:p text:style-name="P4">R: De acordo com os art. <text:span text:style-name="T1">42 do CDC e o art. 14 do CDC. O consumidor tem total direito de abrir uma reclamação no Procon, requerendo a devolução em dobro dos valores cobrados indevidamente e a </text:span><text:span text:style-name="T2">interrupção</text:span><text:span text:style-name="T1"> imediata dos descontos.</text:span></text:p>
      <text:p text:style-name="P3"/>
      <text:p text:style-name="P2"><text:span text:style-name="T1">Sendo necessário a devida documentação:</text:span></text:p>
      <text:p text:style-name="P2"><text:span text:style-name="T1">- RG com CPF;</text:span></text:p>
      <text:p text:style-name="P2"><text:span text:style-name="T1">- Descontos na folha de pagamento;</text:span></text:p>
      <text:p text:style-name="P2"><text:span text:style-name="T1">- Comprovantes de pagamentos;</text:span></text:p>
      <text:p text:style-name="P2"><text:span text:style-name="T1">- Mensagens e e-mails caso tenha;</text:span></text:p>
      <text:p text:style-name="P2"><text:span text:style-name="T1">- CNPJ matriz do fornecedor;</text:span></text:p>
      <text:p text:style-name="P2"><text:soft-page-break/><text:span text:style-name="T1">Vale ressaltar que, os casos possuem variações, sendo necessário o consumidor comparecer presencialmente ao Procon para obter uma consulta.</text:span></text:p>
      <text:p text:style-name="P5"/>
      <text:p text:style-name="P5"/>
      <text:p text:style-name="P5"/>
      <text:list text:continue-numbering="true" text:style-name="WWNum1">
        <text:list-item>
          <text:p text:style-name="P1">Estão descontando do meu benefício um valor referente a um empréstimo não contratado? (Desconto por serviço não reconhecido)</text:p>
        </text:list-item>
      </text:list>
      <text:p text:style-name="P4"/>
      <text:p text:style-name="P4">R: De acordo com os art. 4, inciso I, art. 14, Caput, art. 39, inciso III, <text:span text:style-name="T1">art. 42, parágrafo único. O consumidor tem total direito de abrir uma reclamação no Procon, requerendo o cancelamento imediato, devolução em dobro dos valores cobrados indevidamente e o envio do contrato. </text:span></text:p>
      <text:p text:style-name="P3"/>
      <text:p text:style-name="P4"><text:span text:style-name="T1">Sendo necessário a devida documentação:</text:span></text:p>
      <text:p text:style-name="P2"><text:span text:style-name="T1">- RG com CPF;</text:span></text:p>
      <text:p text:style-name="P2"><text:span text:style-name="T1">- Extrato consignado do INSS;</text:span></text:p>
      <text:p text:style-name="P2"><text:span text:style-name="T1">- Extrato bancário com a data de inclusão;</text:span></text:p>
      <text:p text:style-name="P2"><text:span text:style-name="T1">- Histórico de crédito;</text:span></text:p>
      <text:p text:style-name="P2"><text:span text:style-name="T1">- Mensagens e e-mails caso tenha;</text:span></text:p>
      <text:p text:style-name="P2"><text:span text:style-name="T1">- CNPJ matriz do fornecedor;</text:span></text:p>
      <text:p text:style-name="P2"><text:span text:style-name="T1">Vale ressaltar que, os casos possuem variações, pois se o consumidor tiver usado o dinheiro o Procon só poderá requerer uma proposta de quitação, por esse motivo o consumidor deve comparecer até o Procon para ter uma consulta.</text:span></text:p>
      <text:p text:style-name="P3"/>
      <text:p text:style-name="P4"/>
      <text:p text:style-name="P4"/>
      <text:list text:continue-numbering="true" text:style-name="WWNum1">
        <text:list-item>
          <text:p text:style-name="P1">Não querem entregar meu contrato (Recusa em entregar documentação)</text:p>
        </text:list-item>
      </text:list>
      <text:p text:style-name="P4"><text:soft-page-break/></text:p>
      <text:p text:style-name="P6">R: De acordo com os <text:span text:style-name="T1">art. 6º, III, art. 46, do CDC, garante o direito à informação clara e determina que o consumidor deve ter acesso prévio ao conteúdo do contrato. Sendo assim, o fornecedor é obrigado a fornecer o documento, podendo a negativa gerar medidas administrativas ou judiciais.</text:span></text:p>
      <text:p text:style-name="P7"/>
      <text:p text:style-name="P6"><text:span text:style-name="T1">O consumidor tem total direito de abrir uma reclamação no Procon, requerendo a documentação</text:span></text:p>
      <text:p text:style-name="P7"/>
      <text:p text:style-name="P4"><text:span text:style-name="T1">Sendo necessário a devida documentação:</text:span></text:p>
      <text:p text:style-name="P2"><text:span text:style-name="T1">- RG com CPF;</text:span></text:p>
      <text:p text:style-name="P2"><text:span text:style-name="T1">- <text:s/>Números de protocolo;</text:span></text:p>
      <text:p text:style-name="P2"><text:span text:style-name="T1">- Mensagens e e-mails requerendo o envio do contrato;</text:span></text:p>
      <text:p text:style-name="P2"><text:span text:style-name="T1">- CNPJ matriz do fornecedor;</text:span></text:p>
      <text:p text:style-name="P2"><text:span text:style-name="T1">Vale ressaltar que, os casos possuem variações, sendo necessário o consumidor comparecer presencialmente ao Procon para obter uma consulta.</text:span></text:p>
      <text:p text:style-name="P7"/>
      <text:p text:style-name="P8"/>
      <text:p text:style-name="P4"/>
      <text:list text:continue-numbering="true" text:style-name="WWNum1">
        <text:list-item>
          <text:p text:style-name="P1">Tenho um plano de telefone e quero cancelar e não estou conseguindo (Dificuldade para rescindir)</text:p>
        </text:list-item>
      </text:list>
      <text:p text:style-name="P4"/>
      <text:p text:style-name="P4">R: De acordo com o art. 6°, inciso III, art. 39, inciso V e o<text:span text:style-name="T1"> art. 51 do CDC. O consumidor tem total direito de abrir uma reclamação no Procon, requerendo o cancelamento imediato do serviço, sem entraves indevidos, podendo exigir a suspensão das cobranças e buscar medidas administrativas ou judiciais caso a empresa persista na recusa.</text:span></text:p>
      <text:p text:style-name="P3"/>
      <text:p text:style-name="P2"><text:span text:style-name="T1">Sendo necessário a devida documentação:</text:span></text:p>
      <text:p text:style-name="P2"><text:span text:style-name="T1">- RG com CPF;</text:span></text:p>
      <text:p text:style-name="P2"><text:soft-page-break/><text:span text:style-name="T1">- Contrato;</text:span></text:p>
      <text:p text:style-name="P2"><text:span text:style-name="T1">- Comprovantes de pagamentos;</text:span></text:p>
      <text:p text:style-name="P2"><text:span text:style-name="T1">- Mensagens e e-mails caso tenha;</text:span></text:p>
      <text:p text:style-name="P2"><text:span text:style-name="T1">- Número de protocolo requerendo o cancelamento;</text:span></text:p>
      <text:p text:style-name="P2"><text:span text:style-name="T1">- CNPJ matriz do fornecedor;</text:span></text:p>
      <text:p text:style-name="P2"><text:span text:style-name="T1">Vale ressaltar que, os casos possuem variações, podendo a empresa cobrar uma multa por quebra de contrato ou fidelidade, sendo necessário o consumidor comparecer presencialmente ao Procon para obter uma consult</text:span><text:span text:style-name="T3">a.</text:span></text:p>
      <text:p text:style-name="P9"/>
      <text:p text:style-name="P3"/>
      <text:p text:style-name="P4"/>
      <text:list text:continue-numbering="true" text:style-name="WWNum1">
        <text:list-item>
          <text:p text:style-name="P1">Estão cobrando no meu benefício um valor referente a RMC E RCC que eu não reconheço (Desconto por serviço não reconhecido)</text:p>
        </text:list-item>
      </text:list>
      <text:p text:style-name="P4"/>
      <text:p text:style-name="P4">R: De acordo com os art.39, inciso III do CDC, art. <text:span text:style-name="T1">42 do CDC e o art. 14 do CDC. O consumidor tem total direito de abrir uma reclamação no Procon, requerendo a devolução em dobro dos valores cobrados indevidamente e a </text:span><text:span text:style-name="T2">interrupção</text:span><text:span text:style-name="T1"> imediata dos descontos, salvo engano justificável.</text:span></text:p>
      <text:p text:style-name="P3"/>
      <text:p text:style-name="P4"><text:span text:style-name="T1">Sendo necessário a devida documentação:</text:span></text:p>
      <text:p text:style-name="P2"><text:span text:style-name="T1">- RG com CPF;</text:span></text:p>
      <text:p text:style-name="P2"><text:span text:style-name="T1">- Extrato consignado do INSS;</text:span></text:p>
      <text:p text:style-name="P2"><text:span text:style-name="T1">- Extrato bancário com a data de inclusão;</text:span></text:p>
      <text:p text:style-name="P2"><text:span text:style-name="T1">- Histórico de crédito;</text:span></text:p>
      <text:p text:style-name="P2"><text:span text:style-name="T1">- Mensagens e e-mails caso tenha;</text:span></text:p>
      <text:p text:style-name="P2"><text:span text:style-name="T1">- CNPJ matriz do fornecedor;</text:span></text:p>
      <text:p text:style-name="P2"><text:span text:style-name="T1">Vale ressaltar que, os casos possuem variações, pois se o consumidor tiver usado o dinheiro, o Procon só poderá requerer </text:span><text:soft-page-break/><text:span text:style-name="T1">uma proposta de quitação, por esse motivo o consumidor deve comparecer até o Procon para ter uma consulta.</text:span></text:p>
      <text:p text:style-name="P5"/>
      <text:p text:style-name="P3"/>
      <text:p text:style-name="P4"/>
      <text:list text:continue-numbering="true" text:style-name="WWNum1">
        <text:list-item>
          <text:p text:style-name="P1">Comprei um produto através de determinada loja de uma plataforma online e houve um problema com o meu produto, devo entrar em contato com a plataforma também? </text:p>
        </text:list-item>
      </text:list>
      <text:p text:style-name="P4"/>
      <text:p text:style-name="P4">R: Sim, o consumidor <text:span text:style-name="T1">deve entrar em contato tanto com a loja vendedora quanto com a plataforma online, de acordo com o art. 14 do CDC que impõe responsabilidade objetiva ao fornecedor de serviços ou produtos, que inclui a loja e, em muitos casos, a plataforma que intermedia a venda, especialmente se ela facilita ou garante a transação.</text:span></text:p>
      <text:p text:style-name="P3"/>
      <text:list text:continue-numbering="true" text:style-name="WWNum1">
        <text:list-item>
          <text:p text:style-name="P1">Fiz uma reclamação através do Procon online, mas não consegui resolver o meu problema, posso abrir uma reclamação no posto de atendimento do Procon agora?</text:p>
        </text:list-item>
      </text:list>
      <text:p text:style-name="P4"/>
      <text:p text:style-name="P4">R: Não, pois não podemos abrir reclamação em duplicidade do mesmo assunto.</text:p>
      <text:p text:style-name="P4"/>
      <text:p text:style-name="P10"/>
      <text:p text:style-name="P11"/>
      <text:p text:style-name="P11"><text:span text:style-name="T4">Contrato</text:span> </text:p>
      <text:p text:style-name="P11"/>
      <text:p text:style-name="P11"><text:span text:style-name="T5">9</text:span> - Fui cancelar o contrato e foi cobrado uma multa, pode?</text:p>
      <text:p text:style-name="P11"/>
      <text:p text:style-name="P11">Sim, é possível cancelar um contrato assinado sem pagar multa, mas apenas em casos específicos como: direito de arrependimento (até 7 dias para compras fora da loja), descumprimento de cláusulas pela <text:soft-page-break/>empresa (falha no serviço), ou se a multa for considerada abusiva (geralmente superior a 10% do valor restante). </text:p>
      <text:p text:style-name="P11"/>
      <text:p text:style-name="P11"><text:span text:style-name="T5">10</text:span>- <text:s/>Um contrato pode ter fidelidade?</text:p>
      <text:p text:style-name="P11"/>
      <text:p text:style-name="P11">- Sim, um contrato pode ter cláusula de fidelidade (ou de permanência), sendo comum em serviços de telecomunicações, academias e assinaturas. Ela obriga o consumidor a manter o serviço por um tempo mínimo (máximo de 12 meses para pessoas físicas), a multa por cancelamento antecipado deve ser proporcional ao tempo restante. </text:p>
      <text:p text:style-name="P11">O Artigo 57 da Resolução nº 632/2014 da Anatel estabelece que operadoras podem oferecer benefícios (descontos, aparelhos) em troca de fidelidade, com prazo máximo de 12 meses. A multa por quebra de contrato deve ser proporcional ao tempo restante e ao benefício, sendo ilegal se a rescisão for por falha da operadora. </text:p>
      <text:p text:style-name="P11"/>
      <text:p text:style-name="P11"/>
      <text:p text:style-name="P11"/>
      <text:p text:style-name="P11"><text:s/><text:span text:style-name="T5">11</text:span><text:span text:style-name="T4">- Arrependimento de 7 dias</text:span> <text:s/></text:p>
      <text:p text:style-name="P11"/>
      <text:p text:style-name="P11">- O Direito de Arrependimento (Art. 49 do CDC. O consumidor pode desistir do contrato, no prazo de 7 dias a contar de sua assinatura ou do ato de recebimento do produto ou serviço, sempre que a contratação de fornecimento de produtos e serviços ocorrer fora do estabelecimento comercial, especialmente por telefone ou a domicílio.) Parágrafo único. Se o consumidor exercitar o direito de arrependimento previsto neste artigo, os valores eventualmente pagos, a qualquer título, durante o prazo de reflexão, serão devolvidos, de imediato, monetariamente atualizados. </text:p>
      <text:p text:style-name="P11"/>
      <text:p text:style-name="P11"><text:span text:style-name="T5">12</text:span> - Vale para compra em loja física?</text:p>
      <text:p text:style-name="P11"><text:soft-page-break/></text:p>
      <text:p text:style-name="P11">- Não. O consumidor não precisa justificar o motivo da desistência. Basta informar dentro do prazo de 7 dias que se arrependeu da compra. (Art. 49 do CDC. O consumidor pode desistir do contrato, no prazo de 7 dias a contar de sua assinatura ou do ato de recebimento do produto ou serviço, sempre que a contratação de fornecimento de produtos e serviços ocorrer fora do estabelecimento comercial, especialmente por telefone ou a domicílio.)</text:p>
      <text:p text:style-name="P11"/>
      <text:p text:style-name="P11"><text:span text:style-name="T5">13 </text:span>- Quem paga o frete de devolução?"</text:p>
      <text:p text:style-name="P11"/>
      <text:p text:style-name="P11">- A empresa. O consumidor não deve arcar com nenhum custo de frete ou postagem para a devolução. A empresa deve reembolsar o valor total pago, incluindo o frete de envio. (Art. 49 do CDC. O consumidor pode desistir do contrato, no prazo de 7 dias a contar de sua assinatura ou do ato de recebimento do produto ou serviço, sempre que a contratação de fornecimento de produtos e serviços ocorrer fora do estabelecimento comercial, especialmente por telefone ou a domicílio.)</text:p>
      <text:p text:style-name="P11"/>
      <text:p text:style-name="P11"/>
      <text:p text:style-name="P11"><text:span text:style-name="T5">14 </text:span>- Abri a embalagem e usei o produto, ainda posso devolver?" </text:p>
      <text:p text:style-name="P11"/>
      <text:p text:style-name="P11">- Sim, desde que com cautela. O consumidor tem o direito de testar o produto para saber se ele atende às expectativas, agindo como faria em uma loja física. A embalagem original é recomendada, mas não é obrigatória para a devolução, e o produto deve ser devolvido sem danos por mau uso. (Art. 49 do CDC. O consumidor pode desistir do contrato, no prazo de 7 dias a contar de sua assinatura ou do ato de recebimento do produto ou serviço, sempre que a contratação de fornecimento de produtos e serviços ocorrer fora do estabelecimento comercial, especialmente por telefone ou a domicílio.)</text:p>
      <text:p text:style-name="P11"/>
      <text:p text:style-name="P11"><text:soft-page-break/></text:p>
      <text:p text:style-name="P11"><text:span text:style-name="T5">15</text:span> - O prazo de entrega não foi respeitado, e agora?</text:p>
      <text:p text:style-name="P11"/>
      <text:p text:style-name="P11">O consumidor pode, a seu critério: I) exigir o cumprimento forçado da obrigação, nos termos da oferta, apresentação ou publicidade; II) aceitar outro produto ou prestação de serviço equivalente; III) rescindir o contrato, com direito à restituição de quantia eventualmente antecipada, monetariamente atualizada.</text:p>
      <text:p text:style-name="P11"/>
      <text:p text:style-name="P11"/>
      <text:p text:style-name="P11"/>
      <text:p text:style-name="P11"/>
      <text:p text:style-name="P11"><text:span text:style-name="T5">16</text:span> - O que é vício aparente? Falhas fáceis de constatar no momento da compra ou uso inicial, como um risco na tela da TV ou um sapato descolado. </text:p>
      <text:p text:style-name="P11"/>
      <text:p text:style-name="P11"><text:span text:style-name="T5">17</text:span>- O que é vício oculto? Defeitos que não aparecem de imediato e surgem com o uso, como um motor de carro que quebra com pouco tempo de uso.</text:p>
      <text:p text:style-name="P11"/>
      <text:p text:style-name="P11">1<text:span text:style-name="T5">8</text:span>- Como contar o prazo no vício oculto? O prazo para reclamar começa a contar a partir do momento em que o defeito é descoberto, e não da compra. </text:p>
      <text:p text:style-name="P11"/>
      <text:p text:style-name="P12"><text:s/><text:span text:style-name="T5">19- </text:span>Prazos para Reclamação</text:p>
      <text:p text:style-name="P11">- 30 dias: Para produtos ou serviços não duráveis (ex: alimentos, serviços de estética).</text:p>
      <text:p text:style-name="P11"/>
      <text:p text:style-name="P11"><text:s/>- 90 dias: Para produtos ou serviços duráveis (ex: eletrodomésticos, carros, celulares).</text:p>
      <text:p text:style-name="P11"><text:soft-page-break/></text:p>
      <text:p text:style-name="P12"><text:s/><text:span text:style-name="T5">20- </text:span>Vício ou Defeito</text:p>
      <text:p text:style-name="P11"/>
      <text:p text:style-name="P11"><text:s/>- Vício: O problema se limita ao produto/serviço (ex: TV não liga).</text:p>
      <text:p text:style-name="P11"/>
      <text:p text:style-name="P11"><text:s/>- <text:s/>Fato (ou Defeito): O problema coloca em risco a saúde ou segurança do consumidor, causando dano externo (ex: celular explode).</text:p>
      <text:p text:style-name="P11"/>
      <text:p text:style-name="P11"/>
      <text:p text:style-name="P11"><text:s/><text:span text:style-name="T5">21</text:span> - Após receber um produto novo através da garantia, como fica a garantia desse novo produto?</text:p>
      <text:p text:style-name="P11"/>
      <text:p text:style-name="P11"><text:s/>- Se se tratar de um bem não durável, 30 dias e 90 dias para bens duráveis. Porém, o prazo não deve ser inferior ao do produto original. Caso o produto tenha sido trocado com 9 meses restantes de garantia, por exemplo, o produto novo terá a garantia restante, no caso, 9 meses.</text:p>
      <text:p text:style-name="P11"/>
      <text:p text:style-name="P11"/>
      <text:p text:style-name="P11"><text:span text:style-name="T5">22</text:span>- Optei pela substituição de um produto com vício de fabricação por um novo, mas não há mais disponibilidade do mesmo, tenho direito a outro similar?</text:p>
      <text:p text:style-name="P11"/>
      <text:p text:style-name="P11"><text:s/>- Sim, tendo o consumidor optado pela substituição do produto, e não sendo possível a substituição do bem, poderá haver substituição por outro de espécie, marca ou modelo diversos, mediante complementação ou restituição de eventual diferença de preço.</text:p>
      <text:p text:style-name="P11"/>
      <text:p text:style-name="P11">De acordo com o artigo 18 § 1° Não sendo o vício sanado no prazo máximo de trinta dias, pode o consumidor exigir, alternativamente e à sua escolha:</text:p>
      <text:p text:style-name="P11"><text:soft-page-break/></text:p>
      <text:p text:style-name="P11"><text:s text:c="8"/>I - a substituição do produto por outro da mesma espécie, em perfeitas condições de uso;</text:p>
      <text:p text:style-name="P11"/>
      <text:p text:style-name="P11"><text:s text:c="8"/>II - a restituição imediata da quantia paga, monetariamente atualizada, sem prejuízo de eventuais perdas e danos;</text:p>
      <text:p text:style-name="P11"/>
      <text:p text:style-name="P11"><text:s text:c="8"/>III - o abatimento proporcional do preço.</text:p>
      <text:p text:style-name="P11"/>
      <text:p text:style-name="P11"><text:s/>§ 4° Tendo o consumidor optado pela alternativa do inciso I do § 1° deste artigo, e não sendo possível a substituição do bem, poderá haver substituição por outro de espécie, marca ou modelo diversos, mediante complementação ou restituição de eventual diferença de preço, sem prejuízo do disposto nos incisos II e III do § 1° deste artigo.</text:p>
      <text:p text:style-name="P11"/>
      <text:p text:style-name="P11"/>
      <text:p text:style-name="P11"><text:span text:style-name="T5">23</text:span>- Lojas têm obrigação de trocar produtos sem defeito?</text:p>
      <text:p text:style-name="P11"/>
      <text:p text:style-name="P11"><text:s/>- Não. Apesar de ser uma prática comum no mercado não há nenhuma regulamentação sobre a prática, cabendo a cada fornecedor estabelecer suas próprias regras. (Art. 49 do CDC. O consumidor pode desistir do contrato, no prazo de 7 dias a contar de sua assinatura ou do ato de recebimento do produto ou serviço, sempre que a contratação de fornecimento de produtos e serviços ocorrer fora do estabelecimento comercial, especialmente por telefone ou a domicílio.)</text:p>
      <text:p text:style-name="P11"/>
      <text:p text:style-name="P11"/>
      <text:p text:style-name="P11"><text:span text:style-name="T5">24</text:span>- Posso realizar a portabilidade do meu benefício a qualquer momento?</text:p>
      <text:p text:style-name="P11"/>
      <text:p text:style-name="P11"><text:soft-page-break/><text:s/>- Sim, a portabilidade deve ser solicitada apenas pelo titular da conta bancária. Porém caso exista algum tipo de empréstimo pessoal ou uma divida com o banco, sua portabilidade pode não ser concluída, pois é previsto em contrato. </text:p>
      <text:p text:style-name="P11"/>
      <text:p text:style-name="P11"/>
      <text:p text:style-name="P11"><text:span text:style-name="T5">25 </text:span>- A divida prescreve após cinco anos?</text:p>
      <text:p text:style-name="P11"/>
      <text:p text:style-name="P11"><text:s/>- Não. Dívidas com mais de cinco anos não podem ser cobradas judicialmente, e isso acontece graças ao instituto da prescrição. </text:p>
      <text:p text:style-name="P11"/>
      <text:p text:style-name="P11">No entanto, a prescrição não extingue a dívida, ou seja, ela continua existindo para a empresa credora. Isso significa que, embora o devedor não possa mais ser cobrado judicialmente e o nome do devedor não pode mais ser negativado por esse débito, ao empresa credora ainda pode disponibilizar a oportunidade de quitar as pendências.</text:p>
      <text:p text:style-name="P11"/>
      <text:p text:style-name="P11"/>
      <text:p text:style-name="P11"><text:span text:style-name="T5">2</text:span>6- Qual é o prazo para resposta caso eu faço uma reclamação no Procon?</text:p>
      <text:p text:style-name="P11"/>
      <text:p text:style-name="P11"><text:s/>- Após a abertura da CIP (reclamação) o fornecedor tem um prazo de até 10 dias corridos para apresentar sua resposta no sistema. Caso não houver retorno da parte reclamada ou não for resolvido o problema, agendaremos uma audiência conciliatória. </text:p>
      <text:p text:style-name="P11"/>
      <text:p text:style-name="P11"/>
      <text:p text:style-name="P11"><text:span text:style-name="T5">2</text:span>7- Quais documentos são necessários para abrir uma reclamação?</text:p>
      <text:p text:style-name="P11"/>
      <text:p text:style-name="P11"><text:soft-page-break/>- Cada caso exige uma análise. No entanto, os documentos que são sempre essenciais são: CNPJ da matriz do fornecedor, comprovantes do problema e documento pessoal do consumidor. Pode ser necessária a solicitação de outros documentos. Por isso, é essencial o comparecimento do consumidor à sede do Procon para a realização de uma análise detalhada do caso.</text:p>
      <text:h text:style-name="P13" text:outline-level="2"><text:span text:style-name="T6">Garantias</text:span></text:h>
      <text:p text:style-name="P14"/>
      <text:p text:style-name="P15"/>
      <text:list xml:id="list152740586221845" text:continue-numbering="true" text:style-name="WWNum1">
        <text:list-header>
          <text:p text:style-name="P16"><text:span text:style-name="T5">28-</text:span>Quais<text:span text:style-name="T7"> </text:span>são<text:span text:style-name="T6"> </text:span>os<text:span text:style-name="T7"> </text:span>tipos<text:span text:style-name="T7"> </text:span>de<text:span text:style-name="T6"> </text:span>garantia<text:span text:style-name="T6"> existentes?</text:span></text:p>
        </text:list-header>
      </text:list>
      <text:p text:style-name="P17">Existem<text:span text:style-name="T6"> </text:span>três<text:span text:style-name="T8"> </text:span>tipos<text:span text:style-name="T8"> </text:span>principais<text:span text:style-name="T8"> </text:span>de<text:span text:style-name="T9"> </text:span>garantia:<text:span text:style-name="T7"> </text:span>Garantia<text:span text:style-name="T9"> </text:span>Legal,<text:span text:style-name="T7"> </text:span>Garantia<text:span text:style-name="T9"> </text:span>Contratual<text:span text:style-name="T8"> </text:span>e<text:span text:style-name="T9"> </text:span>Garantia <text:span text:style-name="T6">Estendida</text:span></text:p>
      <text:p text:style-name="P18">Art.26.<text:span text:style-name="T7"> </text:span>O<text:span text:style-name="T7"> </text:span>direito<text:span text:style-name="T9"> </text:span>de<text:span text:style-name="T6"> </text:span>reclamar<text:span text:style-name="T10"> </text:span>pelos<text:span text:style-name="T8"> </text:span>vícios<text:span text:style-name="T11"> </text:span>aparentes<text:span text:style-name="T11"> </text:span>ou<text:span text:style-name="T9"> </text:span>de<text:span text:style-name="T9"> </text:span>fácil<text:span text:style-name="T12"> </text:span>constatação<text:span text:style-name="T9"> </text:span>caduca<text:span text:style-name="T9"> </text:span><text:span text:style-name="T7">em:</text:span></text:p>
      <text:list text:style-name="WWNum2">
        <text:list-item>
          <text:p text:style-name="P19">-<text:span text:style-name="T12"> </text:span>trinta<text:span text:style-name="T6"> </text:span>dias,<text:span text:style-name="T10"> </text:span>tratando-se<text:span text:style-name="T6"> </text:span>de<text:span text:style-name="T6"> </text:span>fornecimento<text:span text:style-name="T6"> </text:span>de<text:span text:style-name="T9"> </text:span>serviço<text:span text:style-name="T6"> </text:span>e<text:span text:style-name="T6"> </text:span>de<text:span text:style-name="T6"> </text:span>produtos<text:span text:style-name="T13"> </text:span>não<text:span text:style-name="T9"> </text:span><text:span text:style-name="T6">duráveis;</text:span></text:p>
        </text:list-item>
        <text:list-item>
          <text:p text:style-name="P20">-<text:span text:style-name="T7"> </text:span>noventa<text:span text:style-name="T6"> </text:span>dias,<text:span text:style-name="T8"> </text:span>tratando-se<text:span text:style-name="T6"> </text:span>de<text:span text:style-name="T6"> </text:span>fornecimento<text:span text:style-name="T6"> </text:span>de<text:span text:style-name="T6"> </text:span>serviço<text:span text:style-name="T6"> </text:span>e<text:span text:style-name="T12"> </text:span>de<text:span text:style-name="T6"> </text:span>produtos<text:span text:style-name="T11"> </text:span><text:span text:style-name="T6">duráveis.</text:span></text:p>
        </text:list-item>
      </text:list>
      <text:p text:style-name="P21">Art.<text:span text:style-name="T10"> </text:span>50.<text:span text:style-name="T10"> </text:span>A<text:span text:style-name="T10"> </text:span>garantia<text:span text:style-name="T6"> </text:span>contratual<text:span text:style-name="T8"> </text:span>é<text:span text:style-name="T6"> </text:span>complementar<text:span text:style-name="T14"> </text:span>à<text:span text:style-name="T6"> </text:span>legal<text:span text:style-name="T8"> </text:span>e<text:span text:style-name="T6"> </text:span>será<text:span text:style-name="T6"> </text:span>conferida<text:span text:style-name="T15"> </text:span>mediante<text:span text:style-name="T6"> </text:span>termo <text:span text:style-name="T6">escrito.</text:span></text:p>
      <text:p text:style-name="P22"/>
      <text:p text:style-name="P23"/>
      <text:list text:continue-list="list152740586221845" text:style-name="WWNum1">
        <text:list-header>
          <text:p text:style-name="P24"><text:span text:style-name="T5">29- </text:span>O<text:span text:style-name="T15"> </text:span>que<text:span text:style-name="T9"> </text:span>é<text:span text:style-name="T9"> </text:span>garantia<text:span text:style-name="T9"> </text:span><text:span text:style-name="T6">legal?</text:span></text:p>
        </text:list-header>
      </text:list>
      <text:p text:style-name="P25">A<text:span text:style-name="T10"> </text:span>garantia<text:span text:style-name="T6"> </text:span>legal<text:span text:style-name="T11"> </text:span>é<text:span text:style-name="T6"> </text:span>aquela<text:span text:style-name="T6"> </text:span>prevista<text:span text:style-name="T6"> </text:span>no<text:span text:style-name="T6"> </text:span>Código<text:span text:style-name="T6"> </text:span>de<text:span text:style-name="T6"> </text:span>Defesa<text:span text:style-name="T6"> </text:span>do<text:span text:style-name="T6"> </text:span>Consumidor<text:span text:style-name="T14"> </text:span>(CDC)<text:span text:style-name="T12"> </text:span>e<text:span text:style-name="T6"> </text:span>independe de contrato ou termo escrito.<text:span text:style-name="T9"> </text:span>Ela é<text:span text:style-name="T6"> </text:span>de:<text:span text:style-name="T9"> </text:span>30 dias para produtos ou serviços não<text:span text:style-name="T6"> </text:span>duráveis (ex: alimentos, serviços de lavanderia). 90 dias para produtos ou serviços duráveis (ex: eletrodomésticos, móveis, eletrônicos).</text:p>
      <text:p text:style-name="P26">Art.26.<text:span text:style-name="T7"> </text:span>O<text:span text:style-name="T7"> </text:span>direito<text:span text:style-name="T9"> </text:span>de<text:span text:style-name="T6"> </text:span>reclamar<text:span text:style-name="T10"> </text:span>pelos<text:span text:style-name="T8"> </text:span>vícios<text:span text:style-name="T11"> </text:span>aparentes<text:span text:style-name="T11"> </text:span>ou<text:span text:style-name="T9"> </text:span>de<text:span text:style-name="T9"> </text:span>fácil<text:span text:style-name="T12"> </text:span>constatação<text:span text:style-name="T9"> </text:span>caduca<text:span text:style-name="T9"> </text:span><text:span text:style-name="T7">em:</text:span></text:p>
      <text:p text:style-name="P27">I<text:span text:style-name="T10"> </text:span>-<text:span text:style-name="T12"> </text:span>trinta<text:span text:style-name="T9"> </text:span>dias,<text:span text:style-name="T10"> </text:span>tratando-se<text:span text:style-name="T9"> </text:span>de<text:span text:style-name="T6"> </text:span>fornecimento<text:span text:style-name="T6"> </text:span>de<text:span text:style-name="T9"> </text:span>serviço<text:span text:style-name="T6"> </text:span>e<text:span text:style-name="T6"> </text:span>de<text:span text:style-name="T9"> </text:span>produtos<text:span text:style-name="T13"> </text:span>não<text:span text:style-name="T9"> </text:span><text:span text:style-name="T6">duráveis;</text:span></text:p>
      <text:p text:style-name="P28"><text:soft-page-break/>II<text:span text:style-name="T10"> </text:span>-<text:span text:style-name="T6"> </text:span>noventa<text:span text:style-name="T6"> </text:span>dias,<text:span text:style-name="T10"> </text:span>tratando-se<text:span text:style-name="T6"> </text:span>de<text:span text:style-name="T9"> </text:span>fornecimento<text:span text:style-name="T6"> </text:span>de<text:span text:style-name="T6"> </text:span>serviço<text:span text:style-name="T6"> </text:span>e<text:span text:style-name="T6"> </text:span>de<text:span text:style-name="T6"> </text:span>produtos<text:span text:style-name="T11"> </text:span><text:span text:style-name="T6">duráveis.</text:span></text:p>
      <text:p text:style-name="P22"/>
      <text:p text:style-name="P29"/>
      <text:p text:style-name="P30"><text:span text:style-name="T5">30- </text:span>A<text:span text:style-name="T10"> </text:span>garantia<text:span text:style-name="T9"> </text:span>legal<text:span text:style-name="T8"> </text:span>começa<text:span text:style-name="T9"> </text:span>a<text:span text:style-name="T6"> </text:span>contar<text:span text:style-name="T6"> quando?</text:span></text:p>
      <text:p text:style-name="P31"/>
      <text:p text:style-name="P32">A contagem inicia a partir da<text:span text:style-name="T9"> </text:span>entrega efetiva do produto ou da conclusão do serviço. No caso<text:span text:style-name="T9"> </text:span>de<text:span text:style-name="T9"> </text:span>defeito<text:span text:style-name="T9"> </text:span>oculto<text:span text:style-name="T9"> </text:span>(aquele<text:span text:style-name="T9"> </text:span>que<text:span text:style-name="T10"> </text:span>não<text:span text:style-name="T9"> </text:span>é<text:span text:style-name="T9"> </text:span>visível<text:span text:style-name="T14"> </text:span>de<text:span text:style-name="T9"> </text:span>imediato),<text:span text:style-name="T7"> </text:span>o<text:span text:style-name="T9"> </text:span>prazo<text:span text:style-name="T9"> </text:span>começa<text:span text:style-name="T10"> </text:span>a<text:span text:style-name="T9"> </text:span>contar<text:span text:style-name="T6"> </text:span>a partir do momento em que o problema é identificado.</text:p>
      <text:p text:style-name="P33"/>
      <text:p text:style-name="P34">Art.<text:span text:style-name="T10"> </text:span><text:span text:style-name="T7">26.</text:span></text:p>
      <text:p text:style-name="P35">§<text:span text:style-name="T6"> </text:span>1°<text:span text:style-name="T12"> </text:span>Inicia-se<text:span text:style-name="T6"> </text:span>a<text:span text:style-name="T6"> </text:span>contagem<text:span text:style-name="T12"> </text:span>do<text:span text:style-name="T6"> </text:span>prazo<text:span text:style-name="T6"> </text:span>decadencial<text:span text:style-name="T11"> </text:span>a<text:span text:style-name="T6"> </text:span>partir<text:span text:style-name="T14"> </text:span>da<text:span text:style-name="T6"> </text:span>entrega<text:span text:style-name="T6"> </text:span>efetiva<text:span text:style-name="T6"> </text:span>do<text:span text:style-name="T6"> </text:span>produto<text:span text:style-name="T6"> </text:span>ou<text:span text:style-name="T6"> </text:span>do término da execução dos serviços.</text:p>
      <text:p text:style-name="P36">§<text:span text:style-name="T6"> </text:span>3°<text:span text:style-name="T8"> </text:span>Tratando-se<text:span text:style-name="T6"> </text:span>de<text:span text:style-name="T6"> </text:span>vício<text:span text:style-name="T6"> </text:span>oculto,<text:span text:style-name="T7"> </text:span>o<text:span text:style-name="T6"> </text:span>prazo<text:span text:style-name="T6"> </text:span>decadencial<text:span text:style-name="T6"> </text:span>inicia-se<text:span text:style-name="T6"> </text:span>no<text:span text:style-name="T6"> </text:span>momento<text:span text:style-name="T6"> </text:span>em<text:span text:style-name="T12"> </text:span>que ficar evidenciado o defeito.</text:p>
      <text:p text:style-name="P22"/>
      <text:p text:style-name="P37"/>
      <text:p text:style-name="P30"><text:span text:style-name="T5">31- </text:span>O<text:span text:style-name="T7"> </text:span>que<text:span text:style-name="T9"> </text:span>é<text:span text:style-name="T9"> </text:span>garantia<text:span text:style-name="T9"> </text:span><text:span text:style-name="T6">contratual?</text:span></text:p>
      <text:p text:style-name="P38"/>
      <text:p text:style-name="P39">É<text:span text:style-name="T10"> </text:span>a<text:span text:style-name="T12"> </text:span>garantia<text:span text:style-name="T12"> </text:span>oferecida<text:span text:style-name="T15"> </text:span>pelo<text:span text:style-name="T12"> </text:span>fabricante<text:span text:style-name="T12"> </text:span>ou<text:span text:style-name="T12"> </text:span>fornecedor<text:span text:style-name="T14"> </text:span>de<text:span text:style-name="T12"> </text:span>forma<text:span text:style-name="T12"> </text:span>complementar<text:span text:style-name="T8"> </text:span>à<text:span text:style-name="T12"> </text:span>garantia <text:span text:style-name="T6">legal. </text:span>Ela<text:span text:style-name="T9"> </text:span>vem<text:span text:style-name="T6"> </text:span>descrita em<text:span text:style-name="T6"> </text:span>termo escrito<text:span text:style-name="T9"> </text:span>e<text:span text:style-name="T7"> </text:span>pode<text:span text:style-name="T9"> </text:span>ter<text:span text:style-name="T9"> </text:span>prazo<text:span text:style-name="T10"> </text:span>maior<text:span text:style-name="T9"> </text:span>(ex:<text:span text:style-name="T7"> </text:span>1 ano,<text:span text:style-name="T7"> </text:span>2 <text:span text:style-name="T6">anos).</text:span></text:p>
      <text:p text:style-name="P40"><text:span text:style-name="T16">Importante:</text:span><text:span text:style-name="T17"> </text:span>A<text:span text:style-name="T10"> </text:span>garantia<text:span text:style-name="T6"> </text:span>contratual<text:span text:style-name="T8"> </text:span>não<text:span text:style-name="T6"> </text:span>substitui<text:span text:style-name="T11"> </text:span>a<text:span text:style-name="T6"> </text:span>garantia<text:span text:style-name="T6"> </text:span>legal;<text:span text:style-name="T10"> </text:span>ela<text:span text:style-name="T6"> </text:span>é<text:span text:style-name="T6"> </text:span>complementar.<text:span text:style-name="T10"> </text:span>Ambas têm início no momento da entrega do produto, porém o prazo da garantia contratual soma- se ao da garantia legal.</text:p>
      <text:p text:style-name="P41">Art.<text:span text:style-name="T18"> </text:span>50.<text:span text:style-name="T19"> </text:span>A<text:span text:style-name="T13"> </text:span>garantia<text:span text:style-name="T20"> </text:span>contratual<text:span text:style-name="T21"> </text:span>é<text:span text:style-name="T20"> </text:span>complementar<text:span text:style-name="T21"> </text:span>à<text:span text:style-name="T13"> </text:span>legal<text:span text:style-name="T18"> </text:span>e<text:span text:style-name="T13"> </text:span>será<text:span text:style-name="T20"> </text:span>conferida<text:span text:style-name="T20"> </text:span>mediante<text:span text:style-name="T20"> </text:span>termo<text:span text:style-name="T13"> </text:span><text:span text:style-name="T6">escrito.</text:span></text:p>
      <text:p text:style-name="P42">Parágrafo único. O termo de garantia ou equivalente deve ser padronizado e esclarecer, de maneira<text:span text:style-name="T10"> </text:span>adequada<text:span text:style-name="T10"> </text:span>em<text:span text:style-name="T6"> </text:span>que<text:span text:style-name="T9"> </text:span>consiste<text:span text:style-name="T9"> </text:span>a<text:span text:style-name="T10"> </text:span>mesma<text:span text:style-name="T9"> </text:span>garantia,<text:span text:style-name="T7"> </text:span>bem<text:span text:style-name="T6"> </text:span>como<text:span text:style-name="T10"> </text:span>a<text:span text:style-name="T9"> </text:span>forma,<text:span text:style-name="T13"> </text:span>o<text:span text:style-name="T9"> </text:span>prazo<text:span text:style-name="T9"> </text:span>e<text:span text:style-name="T10"> </text:span>o<text:span text:style-name="T9"> </text:span>lugar em que pode ser exercitada e os ônus a cargo do consumidor, devendo ser-lhe entregue, devidamente preenchido pelo fornecedor, no ato do fornecimento,<text:span text:style-name="T8"> </text:span><text:soft-page-break/>acompanhado de manual de instrução, de instalação e uso do produto em linguagem didática, com ilustrações.</text:p>
      <text:p text:style-name="P22"/>
      <text:p text:style-name="P43"/>
      <text:p text:style-name="P30"><text:span text:style-name="T5">32- </text:span>O<text:span text:style-name="T7"> </text:span>que<text:span text:style-name="T9"> </text:span>é<text:span text:style-name="T9"> </text:span>garantia<text:span text:style-name="T9"> </text:span><text:span text:style-name="T6">estendida?</text:span></text:p>
      <text:p text:style-name="P44"/>
      <text:p text:style-name="P45">É<text:span text:style-name="T11"> </text:span>um<text:span text:style-name="T10"> </text:span>serviço<text:span text:style-name="T7"> </text:span>adicional,<text:span text:style-name="T11"> </text:span>normalmente<text:span text:style-name="T13"> </text:span>pago,<text:span text:style-name="T11"> </text:span>que<text:span text:style-name="T7"> </text:span>prolonga<text:span text:style-name="T7"> </text:span>o<text:span text:style-name="T13"> </text:span>prazo<text:span text:style-name="T7"> </text:span>da<text:span text:style-name="T7"> </text:span>garantia<text:span text:style-name="T7"> </text:span>contratual<text:span text:style-name="T15"> </text:span>após o término dela. Ela funciona como um seguro e deve ter contrato específico detalhando <text:span text:style-name="T6">cobertura, prazos </text:span><text:span text:style-name="T13">e </text:span><text:span text:style-name="T6">condições.</text:span></text:p>
      <text:p text:style-name="P46"/>
      <text:p text:style-name="P34">Art.<text:span text:style-name="T15"> </text:span>39.<text:span text:style-name="T7"> </text:span>É<text:span text:style-name="T7"> </text:span>vedado<text:span text:style-name="T9"> </text:span>ao<text:span text:style-name="T9"> </text:span>fornecedor<text:span text:style-name="T15"> </text:span>de<text:span text:style-name="T9"> </text:span>produtos<text:span text:style-name="T8"> </text:span>ou<text:span text:style-name="T6"> </text:span>serviços,<text:span text:style-name="T8"> </text:span>dentre<text:span text:style-name="T6"> </text:span>outras<text:span text:style-name="T8"> </text:span>práticas<text:span text:style-name="T12"> </text:span><text:span text:style-name="T6">abusivas:</text:span></text:p>
      <text:p text:style-name="P47">I<text:span text:style-name="T7"> </text:span>-<text:span text:style-name="T6"> </text:span>condicionar<text:span text:style-name="T6"> </text:span>o<text:span text:style-name="T9"> </text:span>fornecimento<text:span text:style-name="T9"> </text:span>de<text:span text:style-name="T9"> </text:span>produto<text:span text:style-name="T9"> </text:span>ou<text:span text:style-name="T9"> </text:span>de<text:span text:style-name="T9"> </text:span>serviço<text:span text:style-name="T9"> </text:span>ao<text:span text:style-name="T9"> </text:span>fornecimento<text:span text:style-name="T9"> </text:span>de<text:span text:style-name="T9"> </text:span>outro<text:span text:style-name="T9"> </text:span>produto<text:span text:style-name="T9"> </text:span>ou serviço, bem como, sem justa causa, a limites quantitativos;</text:p>
      <text:p text:style-name="P48"/>
      <text:p text:style-name="P34"><text:span text:style-name="T5">33-</text:span>O<text:span text:style-name="T10"> </text:span>fornecedor<text:span text:style-name="T12"> </text:span>pode<text:span text:style-name="T6"> </text:span>negar<text:span text:style-name="T14"> </text:span>atendimento<text:span text:style-name="T6"> </text:span>na<text:span text:style-name="T9"> </text:span><text:span text:style-name="T6">garantia?</text:span></text:p>
      <text:p text:style-name="P38"/>
      <text:p text:style-name="P49">Pode haver negativa quando: O defeito foi causado por mau uso; O produto foi alterado por terceiros não autorizados; Houve dano por acidente ou queda. Contudo, o fornecedor deve comprovar o mau uso.</text:p>
      <text:p text:style-name="P50"/>
      <text:p text:style-name="P50"/>
      <text:p text:style-name="P50">Art.12</text:p>
      <text:p text:style-name="P51">§<text:span text:style-name="T18"> </text:span>3°<text:span text:style-name="T19"> </text:span>O<text:span text:style-name="T19"> </text:span>fabricante,<text:span text:style-name="T18"> </text:span>o<text:span text:style-name="T19"> </text:span>construtor,<text:span text:style-name="T19"> </text:span>o<text:span text:style-name="T19"> </text:span>produtor<text:span text:style-name="T18"> </text:span>ou<text:span text:style-name="T19"> </text:span>importador<text:span text:style-name="T19"> </text:span>só<text:span text:style-name="T18"> </text:span>não<text:span text:style-name="T19"> </text:span>será<text:span text:style-name="T19"> </text:span>responsabilizado<text:span text:style-name="T19"> </text:span>quando <text:span text:style-name="T6">provar:</text:span></text:p>
      <text:p text:style-name="P52">III<text:span text:style-name="T7"> </text:span>-<text:span text:style-name="T9"> </text:span>a<text:span text:style-name="T9"> </text:span>culpa<text:span text:style-name="T10"> </text:span>exclusiva do<text:span text:style-name="T9"> </text:span>consumidor<text:span text:style-name="T15"> </text:span>ou<text:span text:style-name="T9"> </text:span>de <text:span text:style-name="T6">terceiro.</text:span></text:p>
      <text:p text:style-name="P31"/>
      <text:p text:style-name="P30"><text:span text:style-name="T5">34- </text:span>O<text:span text:style-name="T14"> </text:span>que<text:span text:style-name="T9"> </text:span>acontece<text:span text:style-name="T9"> </text:span>se<text:span text:style-name="T10"> </text:span>o<text:span text:style-name="T9"> </text:span>problema<text:span text:style-name="T6"> </text:span>não<text:span text:style-name="T9"> </text:span>for<text:span text:style-name="T6"> </text:span>resolvido<text:span text:style-name="T10"> </text:span>em<text:span text:style-name="T6"> </text:span>30<text:span text:style-name="T9"> </text:span><text:span text:style-name="T6">dias?</text:span></text:p>
      <text:p text:style-name="P38"/>
      <text:p text:style-name="P53">Segundo o Código de Defesa do Consumidor, se o defeito não for solucionado em até 30 dias,<text:span text:style-name="T6"> </text:span>o consumidor pode escolher entre: Substituição do produto por outro novo; Devolução do valor pago; Abatimento proporcional do preço.</text:p>
      <text:p text:style-name="P54"><text:soft-page-break/></text:p>
      <text:p text:style-name="P34">Art.<text:span text:style-name="T10"> </text:span><text:span text:style-name="T7">18</text:span></text:p>
      <text:p text:style-name="P55">§ 1° Não sendo o vício sanado no prazo máximo de trinta dias, pode o consumidor exigir, alternativamente e à sua escolha:</text:p>
      <text:list text:style-name="WWNum4">
        <text:list-item>
          <text:p text:style-name="P56">-<text:span text:style-name="T12"> </text:span>a<text:span text:style-name="T9"> </text:span>substituição<text:span text:style-name="T6"> </text:span>do<text:span text:style-name="T10"> </text:span>produto<text:span text:style-name="T9"> </text:span>por<text:span text:style-name="T12"> </text:span>outro<text:span text:style-name="T9"> </text:span>da<text:span text:style-name="T6"> </text:span>mesma<text:span text:style-name="T9"> </text:span>espécie,<text:span text:style-name="T7"> </text:span>em<text:span text:style-name="T15"> </text:span>perfeitas<text:span text:style-name="T7"> </text:span>condições<text:span text:style-name="T8"> </text:span>de<text:span text:style-name="T9"> </text:span><text:span text:style-name="T8">uso;</text:span></text:p>
          <text:p text:style-name="P57"><text:span text:style-name="T22">II</text:span>- a restituição imediata da quantia paga, monetariamente atualizada, sem prejuízo de eventuais perdas e danos;</text:p>
        </text:list-item>
        <text:list-item>
          <text:p text:style-name="P58">-<text:span text:style-name="T9"> </text:span>o abatimento proporcional<text:span text:style-name="T15"> </text:span>do<text:span text:style-name="T7"> </text:span><text:span text:style-name="T6">preço.</text:span></text:p>
        </text:list-item>
      </text:list>
      <text:p text:style-name="P22"/>
      <text:p text:style-name="P59"/>
      <text:list text:style-name="WWNum3">
        <text:list-header>
          <text:p text:style-name="P60"><text:span text:style-name="T5">35- </text:span>Preciso da nota fiscal para acionar a garantia? A nota fiscal facilita a comprovação da compra, mas o consumidor pode utilizar outros meios de prova (extrato bancário, fatura do cartão, comprovante de pedido).</text:p>
        </text:list-header>
      </text:list>
      <text:p text:style-name="P61"/>
      <text:p text:style-name="P62">Art.<text:span text:style-name="T8"> </text:span>6º<text:span text:style-name="T12"> </text:span>São direitos<text:span text:style-name="T14"> </text:span>básicos<text:span text:style-name="T12"> </text:span>do<text:span text:style-name="T23"> </text:span><text:span text:style-name="T6">consumidor:</text:span></text:p>
      <text:p text:style-name="P63">VIII - a facilitação da defesa de seus direitos, inclusive com a inversão do ônus da prova, a seu favor, no processo civil, quando, a critério do juiz, for verossímil a alegação ou quando for ele hipossuficiente, segundo as regras ordinárias de experiências;</text:p>
      <text:p text:style-name="P33"/>
      <text:list text:continue-numbering="true" text:style-name="WWNum3">
        <text:list-header>
          <text:p text:style-name="P64"><text:span text:style-name="T5">36- </text:span>Produtos<text:span text:style-name="T7"> </text:span>usados<text:span text:style-name="T7"> </text:span>têm<text:span text:style-name="T6"> garantia?</text:span></text:p>
        </text:list-header>
      </text:list>
      <text:p text:style-name="P65"/>
      <text:p text:style-name="P66">Sim. Produtos usados também possuem garantia legal de 90 dias (se duráveis), salvo se houver informação clara e específica sobre alguma limitação previamente informada ao <text:span text:style-name="T6">consumidor.</text:span></text:p>
      <text:p text:style-name="P33"/>
      <text:p text:style-name="P67">Art. 24. A<text:span text:style-name="T9"> </text:span>garantia legal de adequação do produto<text:span text:style-name="T9"> </text:span>ou serviço independe<text:span text:style-name="T9"> </text:span>de termo expresso, <text:span text:style-name="T6">vedad</text:span><text:span text:style-name="T24">a </text:span><text:span text:style-name="T13">a </text:span><text:span text:style-name="T6">exoneração contratual </text:span><text:span text:style-name="T7">do </text:span><text:span text:style-name="T6">fornecedor.</text:span></text:p>
      <text:p text:style-name="P68"/>
      <text:list text:continue-numbering="true" text:style-name="WWNum3">
        <text:list-header>
          <text:p text:style-name="P69"><text:span text:style-name="T5">37- </text:span>Serviços<text:span text:style-name="T15"> </text:span>também<text:span text:style-name="T7"> </text:span>têm<text:span text:style-name="T8"> </text:span><text:span text:style-name="T6">garantia?</text:span></text:p>
        </text:list-header>
      </text:list>
      <text:p text:style-name="P38"/>
      <text:p text:style-name="P34">Sim.<text:span text:style-name="T7"> </text:span>Serviços<text:span text:style-name="T8"> </text:span>possuem<text:span text:style-name="T9"> </text:span>garantia<text:span text:style-name="T9"> </text:span>legal:<text:span text:style-name="T7"> </text:span>30<text:span text:style-name="T7"> </text:span>dias<text:span text:style-name="T8"> </text:span>(não<text:span text:style-name="T7"> </text:span>duráveis)<text:span text:style-name="T6"> </text:span>90<text:span text:style-name="T9"> </text:span>dias<text:span text:style-name="T12"> </text:span><text:span text:style-name="T6">(duráveis)</text:span></text:p>
      <text:p text:style-name="P70"><text:soft-page-break/></text:p>
      <text:p text:style-name="P34">Art.<text:span text:style-name="T7"> </text:span>26.<text:span text:style-name="T7"> </text:span>O<text:span text:style-name="T7"> </text:span>direito<text:span text:style-name="T9"> </text:span>de<text:span text:style-name="T10"> </text:span>reclamar<text:span text:style-name="T6"> </text:span>pelos<text:span text:style-name="T8"> </text:span>vícios<text:span text:style-name="T8"> </text:span>aparentes<text:span text:style-name="T11"> </text:span>ou<text:span text:style-name="T9"> </text:span>de<text:span text:style-name="T9"> </text:span>fácil<text:span text:style-name="T12"> </text:span>constatação<text:span text:style-name="T9"> </text:span>caduca<text:span text:style-name="T9"> </text:span><text:span text:style-name="T7">em:</text:span></text:p>
      <text:list text:style-name="WWNum5">
        <text:list-item>
          <text:p text:style-name="P71">-<text:span text:style-name="T12"> </text:span>trinta<text:span text:style-name="T6"> </text:span>dias,<text:span text:style-name="T10"> </text:span>tratando-se<text:span text:style-name="T6"> </text:span>de<text:span text:style-name="T6"> </text:span>fornecimento<text:span text:style-name="T6"> </text:span>de<text:span text:style-name="T9"> </text:span>serviço<text:span text:style-name="T6"> </text:span>e<text:span text:style-name="T6"> </text:span>de<text:span text:style-name="T6"> </text:span>produtos<text:span text:style-name="T13"> </text:span>não<text:span text:style-name="T9"> </text:span><text:span text:style-name="T6">duráveis;</text:span></text:p>
        </text:list-item>
        <text:list-item>
          <text:p text:style-name="P72">-<text:span text:style-name="T8"> </text:span>noventa<text:span text:style-name="T6"> </text:span>dias,<text:span text:style-name="T10"> </text:span>tratando-se<text:span text:style-name="T6"> </text:span>de<text:span text:style-name="T6"> </text:span>fornecimento<text:span text:style-name="T6"> </text:span>de<text:span text:style-name="T6"> </text:span>serviço<text:span text:style-name="T6"> </text:span>e<text:span text:style-name="T6"> </text:span>de<text:span text:style-name="T6"> </text:span>produtos<text:span text:style-name="T11"> </text:span><text:span text:style-name="T6">duráveis.</text:span></text:p>
        </text:list-item>
      </text:list>
      <text:p text:style-name="P73"/>
      <text:h text:style-name="P74" text:outline-level="2"/>
      <text:h text:style-name="P75" text:outline-level="2"/>
      <text:h text:style-name="P75" text:outline-level="2">Cumprimento<text:span text:style-name="T12"> </text:span>à<text:span text:style-name="T6"> oferta</text:span></text:h>
      <text:p text:style-name="P76"/>
      <text:p text:style-name="P34"><text:span text:style-name="T5">38</text:span>-O<text:span text:style-name="T7"> </text:span>fornecedor<text:span text:style-name="T23"> </text:span>é<text:span text:style-name="T7"> </text:span>obrigado<text:span text:style-name="T23"> </text:span>a cumprir<text:span text:style-name="T15"> </text:span>o preço<text:span text:style-name="T7"> </text:span><text:span text:style-name="T6">anunciado?</text:span></text:p>
      <text:p text:style-name="P77"/>
      <text:p text:style-name="P34">Sim.<text:span text:style-name="T25"> <text:s/></text:span>O<text:span text:style-name="T25"> <text:s/></text:span>que<text:span text:style-name="T26"> <text:s/></text:span>é<text:span text:style-name="T25"> <text:s/></text:span>anunciado<text:span text:style-name="T26"> <text:s/></text:span>obriga<text:span text:style-name="T27"> <text:s/></text:span>o<text:span text:style-name="T26"> <text:s/></text:span>fornecedor.<text:span text:style-name="T28"> <text:s/></text:span>A<text:span text:style-name="T27"> <text:s/></text:span>oferta<text:span text:style-name="T26"> <text:s/></text:span>faz<text:span text:style-name="T28"> <text:s/></text:span>parte<text:span text:style-name="T26"> <text:s/></text:span>do<text:span text:style-name="T26"> <text:s/></text:span><text:span text:style-name="T6">contrato.</text:span></text:p>
      <text:p text:style-name="P78"/>
      <text:p text:style-name="P79">Art. 30. Toda informação ou publicidade, suficientemente precisa, veiculada por qualquer forma<text:span text:style-name="T29"> </text:span>ou<text:span text:style-name="T29"> </text:span>meio<text:span text:style-name="T29"> </text:span>de<text:span text:style-name="T29"> </text:span>comunicação<text:span text:style-name="T29"> </text:span>com<text:span text:style-name="T29"> </text:span>relação<text:span text:style-name="T29"> </text:span>a<text:span text:style-name="T29"> </text:span>produtos<text:span text:style-name="T29"> </text:span>e<text:span text:style-name="T29"> </text:span>serviços<text:span text:style-name="T29"> </text:span>oferecidos<text:span text:style-name="T29"> </text:span>ou apresentados,<text:span text:style-name="T7"> </text:span>obriga<text:span text:style-name="T9"> </text:span>o<text:span text:style-name="T9"> </text:span>fornecedor<text:span text:style-name="T6"> </text:span>que<text:span text:style-name="T9"> </text:span>a<text:span text:style-name="T9"> </text:span>fizer<text:span text:style-name="T6"> </text:span>veicular<text:span text:style-name="T6"> </text:span>ou<text:span text:style-name="T9"> </text:span>dela<text:span text:style-name="T9"> </text:span>se<text:span text:style-name="T9"> </text:span>utilizar<text:span text:style-name="T6"> </text:span>e<text:span text:style-name="T9"> </text:span>integra<text:span text:style-name="T9"> </text:span>o<text:span text:style-name="T9"> </text:span>contrato que vier a ser celebrado.</text:p>
      <text:p text:style-name="P80"/>
      <text:list text:style-name="WWNum6">
        <text:list-header>
          <text:p text:style-name="P81"><text:bookmark text:name="2-Se o produto está com um preço na prat"/><text:span text:style-name="T5">39- </text:span>Se<text:span text:style-name="T6"> </text:span>o<text:span text:style-name="T10"> </text:span>produto<text:span text:style-name="T9"> </text:span>está<text:span text:style-name="T9"> </text:span>com<text:span text:style-name="T6"> </text:span>um<text:span text:style-name="T6"> </text:span>preço<text:span text:style-name="T9"> </text:span>na<text:span text:style-name="T10"> </text:span>prateleira<text:span text:style-name="T9"> </text:span>e<text:span text:style-name="T9"> </text:span>outro<text:span text:style-name="T9"> </text:span>no<text:span text:style-name="T9"> </text:span>caixa,<text:span text:style-name="T7"> </text:span>qual<text:span text:style-name="T12"> </text:span><text:span text:style-name="T6">vale?</text:span></text:p>
        </text:list-header>
      </text:list>
      <text:p text:style-name="P77"/>
      <text:p text:style-name="P53">Vale o menor preço. O consumidor tem direito à informação clara e correta. Se houver divergência, aplica-se o valor mais vantajoso ao consumidor.</text:p>
      <text:p text:style-name="P82">Art. 30. Toda informação ou publicidade, suficientemente precisa, veiculada por qualquer forma ou meio de comunicação com relação a produtos e serviços oferecidos ou apresentados,<text:span text:style-name="T8"> </text:span>obriga o fornecedor<text:span text:style-name="T9"> </text:span>que a fizer<text:span text:style-name="T9"> </text:span>veicular<text:span text:style-name="T9"> </text:span>ou dela se utilizar<text:span text:style-name="T9"> </text:span>e integra o contrato que vier a ser celebrado.</text:p>
      <text:p text:style-name="P83"><text:soft-page-break/></text:p>
      <text:list xml:id="list152740198960325" text:continue-numbering="true" text:style-name="WWNum6">
        <text:list-header>
          <text:p text:style-name="P84"><text:span text:style-name="T5">40- </text:span>Se<text:span text:style-name="T6"> </text:span>a<text:span text:style-name="T6"> </text:span>loja<text:span text:style-name="T15"> </text:span>não<text:span text:style-name="T6"> </text:span>quiser<text:span text:style-name="T12"> </text:span>vender<text:span text:style-name="T12"> </text:span>pelo<text:span text:style-name="T6"> </text:span>preço<text:span text:style-name="T15"> </text:span>anunciado,<text:span text:style-name="T10"> </text:span>o<text:span text:style-name="T6"> </text:span>que<text:span text:style-name="T6"> </text:span>o<text:span text:style-name="T6"> </text:span>consumidor<text:span text:style-name="T12"> </text:span>pode<text:span text:style-name="T6"> </text:span>fazer? Pode escolher entre:</text:p>
          <text:list>
            <text:list-item>
              <text:p text:style-name="P85">Exigir<text:span text:style-name="T12"> </text:span>o<text:span text:style-name="T6"> cumprimento;</text:span></text:p>
            </text:list-item>
            <text:list-item>
              <text:p text:style-name="P86">Aceitar<text:span text:style-name="T8"> </text:span>outro<text:span text:style-name="T12"> </text:span>produto<text:span text:style-name="T6"> equivalente;</text:span></text:p>
            </text:list-item>
            <text:list-item>
              <text:p text:style-name="P87">Cancelar<text:span text:style-name="T6"> </text:span>e<text:span text:style-name="T6"> </text:span>receber<text:span text:style-name="T6"> </text:span>o<text:span text:style-name="T9"> </text:span>dinheiro<text:span text:style-name="T7"> </text:span>de<text:span text:style-name="T9"> </text:span><text:span text:style-name="T6">volta.</text:span></text:p>
            </text:list-item>
          </text:list>
        </text:list-header>
      </text:list>
      <text:p text:style-name="P70"/>
      <text:p text:style-name="P88">Art.<text:span text:style-name="T13"> </text:span>35.<text:span text:style-name="T13"> </text:span>Se<text:span text:style-name="T20"> </text:span>o<text:span text:style-name="T10"> </text:span>fornecedor<text:span text:style-name="T21"> </text:span>de<text:span text:style-name="T20"> </text:span>produtos<text:span text:style-name="T30"> </text:span>ou<text:span text:style-name="T20"> </text:span>serviços<text:span text:style-name="T30"> </text:span>recusar<text:span text:style-name="T21"> </text:span>cumprimento<text:span text:style-name="T20"> </text:span>à<text:span text:style-name="T20"> </text:span>oferta,<text:span text:style-name="T13"> </text:span>apresentação ou publicidade, o consumidor poderá, alternativamente e à sua livre escolha:</text:p>
      <text:list text:style-name="WWNum7">
        <text:list-item>
          <text:p text:style-name="P89">- exigir o cumprimento forçado da obrigação, nos termos da oferta, apresentação ou <text:span text:style-name="T6">publicidade;</text:span></text:p>
        </text:list-item>
        <text:list-item>
          <text:p text:style-name="P90">-<text:span text:style-name="T12"> </text:span>aceitar<text:span text:style-name="T10"> </text:span>outro<text:span text:style-name="T9"> </text:span>produto<text:span text:style-name="T7"> </text:span>ou<text:span text:style-name="T10"> </text:span>prestação de<text:span text:style-name="T9"> </text:span>serviço <text:span text:style-name="T6">equivalente;</text:span></text:p>
        </text:list-item>
        <text:list-item>
          <text:p text:style-name="P91">- rescindir o contrato, com direito à restituição de quantia eventualmente antecipada, monetariamente atualizada, e a perdas e danos.</text:p>
        </text:list-item>
      </text:list>
      <text:list text:continue-list="list152740198960325" text:style-name="WWNum6">
        <text:list-header>
          <text:p text:style-name="P92"><text:span text:style-name="T5">41- </text:span>A<text:span text:style-name="T15"> </text:span>loja pode<text:span text:style-name="T10"> </text:span>dizer<text:span text:style-name="T9"> </text:span>que<text:span text:style-name="T9"> </text:span>“foi<text:span text:style-name="T6"> </text:span>erro<text:span text:style-name="T10"> </text:span>do sistema”<text:span text:style-name="T6"> </text:span>e não<text:span text:style-name="T7"> </text:span><text:span text:style-name="T6">cumprir?</text:span></text:p>
        </text:list-header>
      </text:list>
      <text:p text:style-name="P93"/>
      <text:p text:style-name="P94">Em regra,<text:span text:style-name="T6"> </text:span><text:span text:style-name="T8">não.</text:span></text:p>
      <text:p text:style-name="P83"/>
      <text:h text:style-name="P95" text:outline-level="3"><text:span text:style-name="T6">Explicação:</text:span></text:h>
      <text:p text:style-name="P96">O<text:span text:style-name="T15"> </text:span>risco<text:span text:style-name="T9"> </text:span>do<text:span text:style-name="T7"> </text:span>negócio<text:span text:style-name="T9"> </text:span>é<text:span text:style-name="T7"> </text:span>do<text:span text:style-name="T9"> </text:span>fornecedor.<text:span text:style-name="T8"> </text:span>Ele<text:span text:style-name="T10"> </text:span>é responsável<text:span text:style-name="T12"> </text:span>pelas<text:span text:style-name="T12"> </text:span>informações<text:span text:style-name="T8"> </text:span>que <text:span text:style-name="T6">divulga.</text:span></text:p>
      <text:p text:style-name="P97"/>
      <text:p text:style-name="P98">Art. 30. Toda informação ou publicidade, suficientemente precisa, veiculada por qualquer forma ou meio de comunicação com relação a produtos e serviços oferecidos ou apresentados,<text:span text:style-name="T8"> </text:span>obriga o fornecedor<text:span text:style-name="T9"> </text:span>que a fizer<text:span text:style-name="T9"> </text:span>veicular<text:span text:style-name="T9"> </text:span>ou dela se utilizar<text:span text:style-name="T9"> </text:span>e integra o contrato que vier a ser celebrado.</text:p>
      <text:p text:style-name="P99"/>
      <text:p text:style-name="P34"><text:bookmark text:name="Por que a expressão “em regra”?"/>Por<text:span text:style-name="T6"> </text:span>que a<text:span text:style-name="T10"> </text:span>expressão “em<text:span text:style-name="T9"> </text:span><text:span text:style-name="T6">regra”?</text:span></text:p>
      <text:p text:style-name="P100"/>
      <text:p text:style-name="P34"><text:soft-page-break/>Porque<text:span text:style-name="T7"> </text:span>há<text:span text:style-name="T12"> </text:span>uma<text:span text:style-name="T12"> </text:span>exceção<text:span text:style-name="T12"> </text:span>reconhecida<text:span text:style-name="T12"> </text:span>pela<text:span text:style-name="T12"> </text:span><text:span text:style-name="T6">jurisprudência:</text:span></text:p>
      <text:p text:style-name="P97"/>
      <text:h text:style-name="P101" text:outline-level="3">Erro<text:span text:style-name="T6"> </text:span>grosseiro<text:span text:style-name="T12"> </text:span>e <text:span text:style-name="T6">evidente.</text:span></text:h>
      <text:h text:style-name="P102" text:outline-level="3"/>
      <text:h text:style-name="P103" text:outline-level="3">Se o preço for<text:span text:style-name="T4"> claramente irreal,</text:span><text:span text:style-name="T8"> </text:span>desproporcional<text:span text:style-name="T6"> </text:span>e<text:span text:style-name="T7"> </text:span>facilmente perceptível<text:span text:style-name="T6"> </text:span>como erro,<text:span text:style-name="T8"> </text:span>pode- se afastar a obrigatoriedade de cumprimento.</text:h>
      <text:p text:style-name="P80"/>
      <text:list text:continue-numbering="true" text:style-name="WWNum6">
        <text:list-header>
          <text:p text:style-name="P104"><text:bookmark text:name="5- Se não houver informação de “estoque "/><text:span text:style-name="T5">42- </text:span>Se<text:span text:style-name="T6"> </text:span>não<text:span text:style-name="T15"> </text:span>houver<text:span text:style-name="T6"> </text:span>informação<text:span text:style-name="T6"> </text:span>de<text:span text:style-name="T10"> </text:span>“estoque<text:span text:style-name="T6"> </text:span>limitado”,<text:span text:style-name="T13"> </text:span>a<text:span text:style-name="T6"> </text:span>loja<text:span text:style-name="T6"> </text:span>pode<text:span text:style-name="T9"> </text:span>negar<text:span text:style-name="T12"> </text:span>dizendo<text:span text:style-name="T6"> </text:span>que<text:span text:style-name="T9"> </text:span><text:span text:style-name="T6">acabou?</text:span></text:p>
        </text:list-header>
      </text:list>
      <text:p text:style-name="P105"><text:span text:style-name="T8">Não. </text:span><text:span text:style-name="T13">A </text:span><text:span text:style-name="T6">limitação </text:span><text:span text:style-name="T8">deve ser </text:span><text:span text:style-name="T6">informada </text:span><text:span text:style-name="T10">de </text:span><text:span text:style-name="T6">forma clara. </text:span>Art. 39. É vedado ao fornecedor de produtos ou serviços, dentre outras práticas abusivas:</text:p>
      <text:p text:style-name="P106">II<text:span text:style-name="T31"> </text:span>-<text:span text:style-name="T32"> </text:span>recusar<text:span text:style-name="T33"> </text:span>atendimento<text:span text:style-name="T32"> </text:span>às<text:span text:style-name="T34"> </text:span>demandas<text:span text:style-name="T35"> </text:span>dos<text:span text:style-name="T34"> </text:span>consumidores,<text:span text:style-name="T31"> </text:span>na<text:span text:style-name="T32"> </text:span>exata<text:span text:style-name="T32"> </text:span>medida<text:span text:style-name="T32"> </text:span>de<text:span text:style-name="T32"> </text:span>suas disponibilidades de estoque, e, ainda, de conformidade com os usos e costumes;</text:p>
      <text:p text:style-name="P106"/>
      <text:p text:style-name="P106"><text:span text:style-name="T4">Troca de item comprado presencialmente</text:span><text:line-break/> <text:span text:style-name="T5">43- </text:span>Comprei um item presencialmente, entretanto, menos de 24H depois retornei a loja e solicitei o cancelamento/troca do produto, por questões pessoais. Porém, a loja não aceitou realizar a troca nem o cancelamento da compra. Essa prática está correta?<text:line-break/><text:line-break/>Sim, o Código de Defesa do Consumidor traz em sua composição o direito de arrependimento apenas em compra feita de modo online. No caso de compras presenciais, o consumidor pôde avaliar o produto antes de comprar, então, o fornecedor não tem por obrigação realizar a troca ou cancelamento.<text:line-break/>Ressalta-se que, no caso de compra em que o item é um presente, fica a critério da loja o direito de troca.</text:p>
      <text:p text:style-name="P106"><text:line-break/> <text:span text:style-name="T5">44- </text:span>Comprei um veículo usado e em menos de 90 dias ele apresentou um vício oculto. Contatei a loja, que fez o reparo da peça que apresentou vício, porém, cerca de um mês depois o veículo apresentou <text:soft-page-break/>o <text:s/>mesmo vício. É possível solicitar a troca do veículo ou cancelamento da compra?<text:line-break/><text:line-break/>Não, neste caso será possível solicitar o cumprimento da garantia, conforme Art. 18 do CDC, entretanto, não será possível requerer o cancelamento da compra ou troca do veículo, considerando que se trata de um semi-novo.</text:p>
      <text:p text:style-name="P107"><text:line-break/><text:span text:style-name="T5">45- </text:span>Comprei um veículo novo em determinada loja, procede que 40 dias após a compra, o mesmo apresentou um vício oculto. Neste caso, quais medidas posso tomar?<text:line-break/><text:line-break/>A primeira opção é o cumprimento da garantia, conforme Art. 18 e 26 do CDC, solicitado junto ao fornecedor. Posteriormente, caso o vício não seja sanado, o consumidor pode optar pelo cancelamento da compra ou troca do produto, conforme Art. 20 do CDC.</text:p>
      <text:p text:style-name="P107"><text:line-break/><text:span text:style-name="T5">46- </text:span>Comprei determinado produto em uma loja. No ato da compra, fui informada que em até 7 dias receberia a nota fiscal. Procede que, o envio da nota não foi realizado, e mesmo após contatar a loja, o fornecedor se negou a emitir a nota. Que medidas posso tomar?<text:line-break/><text:line-break/>O recebimento da nota fiscal é um direito do consumidor, sendo um direito à informação, garantido pelo Art. 6º, III do CDC. Diante da situação, o PROCON poderá solicitar esclarecimento e o envio da documentação junto ao fornecedor.</text:p>
      <text:p text:style-name="P106"><text:line-break/></text:p>
      <text:p text:style-name="P108"/>
      <text:p text:style-name="P108"/>
      <text:p text:style-name="P108"/>
      <text:p text:style-name="P108"/>
      <text:p text:style-name="P108"/>
      <text:p text:style-name="P106"><text:soft-page-break/><text:span text:style-name="T4"><text:s/></text:span><text:span text:style-name="T36">47- </text:span><text:span text:style-name="T4">Direito imobiliário não amparado pelo PROCON/CDC</text:span></text:p>
      <text:p text:style-name="P106"/>
      <text:p text:style-name="P106"><text:span text:style-name="T5">E</text:span>m casos que envolvam o direito imobiliário, o mesmo será regido pela LEI No 8.245, DE 18 <text:s/>DE OUTUBRO DE 1991., conhecida como Lei do Inquilinato. Neste caso, o PROCON não poderá intervir ou orientar o consumidor, pois o mesmo deverá ser orientado pela legislação específic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t" fo:country="BR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2.445cm" fo:text-align="center" style:justify-single-word="false"/>
      <style:text-properties style:font-name="Arial1" fo:font-family="Arial" style:font-family-generic="swiss" style:font-pitch="variable" fo:font-size="14pt" fo:language="pt" fo:country="PT" fo:font-weight="bold" style:font-name-asian="Arial2" style:font-family-asian="Arial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chapter">
      <style:paragraph-properties fo:margin-left="0.041cm"/>
      <style:text-properties style:font-name="Arial1" fo:font-family="Arial" style:font-family-generic="swiss" style:font-pitch="variable" fo:font-size="11pt" fo:language="pt" fo:country="PT" fo:font-weight="bold" style:font-name-asian="Arial2" style:font-family-asian="Arial" style:font-family-generic-asian="system" style:font-pitch-asian="variable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46" style:display-name="ListLabel 46" style:family="text">
      <style:text-properties style:font-name="Arial MT" fo:font-family="'Arial MT'" style:font-family-generic="swiss" style:font-pitch="variable" fo:font-size="11pt" fo:letter-spacing="normal" fo:language="pt" fo:country="PT" fo:font-style="normal" fo:font-weight="normal" style:font-name-asian="Arial MT1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47" style:display-name="ListLabel 47" style:family="text">
      <style:text-properties fo:language="pt" fo:country="PT" style:language-asian="en" style:country-asian="US" style:language-complex="ar" style:country-complex="SA"/>
    </style:style>
    <style:style style:name="ListLabel_20_48" style:display-name="ListLabel 48" style:family="text">
      <style:text-properties fo:language="pt" fo:country="PT" style:language-asian="en" style:country-asian="US" style:language-complex="ar" style:country-complex="SA"/>
    </style:style>
    <style:style style:name="ListLabel_20_49" style:display-name="ListLabel 49" style:family="text">
      <style:text-properties fo:language="pt" fo:country="PT" style:language-asian="en" style:country-asian="US" style:language-complex="ar" style:country-complex="SA"/>
    </style:style>
    <style:style style:name="ListLabel_20_50" style:display-name="ListLabel 50" style:family="text">
      <style:text-properties fo:language="pt" fo:country="PT" style:language-asian="en" style:country-asian="US" style:language-complex="ar" style:country-complex="SA"/>
    </style:style>
    <style:style style:name="ListLabel_20_51" style:display-name="ListLabel 51" style:family="text">
      <style:text-properties fo:language="pt" fo:country="PT" style:language-asian="en" style:country-asian="US" style:language-complex="ar" style:country-complex="SA"/>
    </style:style>
    <style:style style:name="ListLabel_20_52" style:display-name="ListLabel 52" style:family="text">
      <style:text-properties fo:language="pt" fo:country="PT" style:language-asian="en" style:country-asian="US" style:language-complex="ar" style:country-complex="SA"/>
    </style:style>
    <style:style style:name="ListLabel_20_53" style:display-name="ListLabel 53" style:family="text">
      <style:text-properties fo:language="pt" fo:country="PT" style:language-asian="en" style:country-asian="US" style:language-complex="ar" style:country-complex="SA"/>
    </style:style>
    <style:style style:name="ListLabel_20_54" style:display-name="ListLabel 54" style:family="text">
      <style:text-properties fo:language="pt" fo:country="PT" style:language-asian="en" style:country-asian="US" style:language-complex="ar" style:country-complex="SA"/>
    </style:style>
    <style:style style:name="ListLabel_20_37" style:display-name="ListLabel 37" style:family="text">
      <style:text-properties style:font-name="Arial MT" fo:font-family="'Arial MT'" style:font-family-generic="swiss" style:font-pitch="variable" fo:font-size="11pt" fo:letter-spacing="normal" fo:language="pt" fo:country="PT" fo:font-style="normal" fo:font-weight="normal" style:font-name-asian="Arial MT1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pt" fo:country="PT" style:language-asian="en" style:country-asian="US" style:language-complex="ar" style:country-complex="SA"/>
    </style:style>
    <style:style style:name="ListLabel_20_39" style:display-name="ListLabel 39" style:family="text">
      <style:text-properties fo:language="pt" fo:country="PT" style:language-asian="en" style:country-asian="US" style:language-complex="ar" style:country-complex="SA"/>
    </style:style>
    <style:style style:name="ListLabel_20_40" style:display-name="ListLabel 40" style:family="text">
      <style:text-properties fo:language="pt" fo:country="PT" style:language-asian="en" style:country-asian="US" style:language-complex="ar" style:country-complex="SA"/>
    </style:style>
    <style:style style:name="ListLabel_20_41" style:display-name="ListLabel 41" style:family="text">
      <style:text-properties fo:language="pt" fo:country="PT" style:language-asian="en" style:country-asian="US" style:language-complex="ar" style:country-complex="SA"/>
    </style:style>
    <style:style style:name="ListLabel_20_42" style:display-name="ListLabel 42" style:family="text">
      <style:text-properties fo:language="pt" fo:country="PT" style:language-asian="en" style:country-asian="US" style:language-complex="ar" style:country-complex="SA"/>
    </style:style>
    <style:style style:name="ListLabel_20_43" style:display-name="ListLabel 43" style:family="text">
      <style:text-properties fo:language="pt" fo:country="PT" style:language-asian="en" style:country-asian="US" style:language-complex="ar" style:country-complex="SA"/>
    </style:style>
    <style:style style:name="ListLabel_20_44" style:display-name="ListLabel 44" style:family="text">
      <style:text-properties fo:language="pt" fo:country="PT" style:language-asian="en" style:country-asian="US" style:language-complex="ar" style:country-complex="SA"/>
    </style:style>
    <style:style style:name="ListLabel_20_45" style:display-name="ListLabel 45" style:family="text">
      <style:text-properties fo:language="pt" fo:country="PT" style:language-asian="en" style:country-asian="US" style:language-complex="ar" style:country-complex="SA"/>
    </style:style>
    <style:style style:name="ListLabel_20_28" style:display-name="ListLabel 28" style:family="text">
      <style:text-properties style:font-name="Arial MT" fo:font-family="'Arial MT'" style:font-family-generic="swiss" style:font-pitch="variable" fo:font-size="11pt" fo:letter-spacing="normal" fo:language="pt" fo:country="PT" fo:font-style="normal" fo:font-weight="normal" style:font-name-asian="Arial MT1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9" style:display-name="ListLabel 29" style:family="text">
      <style:text-properties fo:language="pt" fo:country="PT" style:language-asian="en" style:country-asian="US" style:language-complex="ar" style:country-complex="SA"/>
    </style:style>
    <style:style style:name="ListLabel_20_30" style:display-name="ListLabel 30" style:family="text">
      <style:text-properties fo:language="pt" fo:country="PT" style:language-asian="en" style:country-asian="US" style:language-complex="ar" style:country-complex="SA"/>
    </style:style>
    <style:style style:name="ListLabel_20_31" style:display-name="ListLabel 31" style:family="text">
      <style:text-properties fo:language="pt" fo:country="PT" style:language-asian="en" style:country-asian="US" style:language-complex="ar" style:country-complex="SA"/>
    </style:style>
    <style:style style:name="ListLabel_20_32" style:display-name="ListLabel 32" style:family="text">
      <style:text-properties fo:language="pt" fo:country="PT" style:language-asian="en" style:country-asian="US" style:language-complex="ar" style:country-complex="SA"/>
    </style:style>
    <style:style style:name="ListLabel_20_33" style:display-name="ListLabel 33" style:family="text">
      <style:text-properties fo:language="pt" fo:country="PT" style:language-asian="en" style:country-asian="US" style:language-complex="ar" style:country-complex="SA"/>
    </style:style>
    <style:style style:name="ListLabel_20_34" style:display-name="ListLabel 34" style:family="text">
      <style:text-properties fo:language="pt" fo:country="PT" style:language-asian="en" style:country-asian="US" style:language-complex="ar" style:country-complex="SA"/>
    </style:style>
    <style:style style:name="ListLabel_20_35" style:display-name="ListLabel 35" style:family="text">
      <style:text-properties fo:language="pt" fo:country="PT" style:language-asian="en" style:country-asian="US" style:language-complex="ar" style:country-complex="SA"/>
    </style:style>
    <style:style style:name="ListLabel_20_36" style:display-name="ListLabel 36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 MT" fo:font-family="'Arial MT'" style:font-family-generic="swiss" style:font-pitch="variable" fo:font-size="11pt" fo:letter-spacing="normal" fo:language="pt" fo:country="PT" fo:font-style="normal" fo:font-weight="normal" style:font-name-asian="Arial MT1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pt" fo:country="PT" style:language-asian="en" style:country-asian="US" style:language-complex="ar" style:country-complex="SA"/>
    </style:style>
    <style:style style:name="ListLabel_20_21" style:display-name="ListLabel 21" style:family="text">
      <style:text-properties fo:language="pt" fo:country="PT" style:language-asian="en" style:country-asian="US" style:language-complex="ar" style:country-complex="SA"/>
    </style:style>
    <style:style style:name="ListLabel_20_22" style:display-name="ListLabel 22" style:family="text">
      <style:text-properties fo:language="pt" fo:country="PT" style:language-asian="en" style:country-asian="US" style:language-complex="ar" style:country-complex="SA"/>
    </style:style>
    <style:style style:name="ListLabel_20_23" style:display-name="ListLabel 23" style:family="text">
      <style:text-properties fo:language="pt" fo:country="PT" style:language-asian="en" style:country-asian="US" style:language-complex="ar" style:country-complex="SA"/>
    </style:style>
    <style:style style:name="ListLabel_20_24" style:display-name="ListLabel 24" style:family="text">
      <style:text-properties fo:language="pt" fo:country="PT" style:language-asian="en" style:country-asian="US" style:language-complex="ar" style:country-complex="SA"/>
    </style:style>
    <style:style style:name="ListLabel_20_25" style:display-name="ListLabel 25" style:family="text">
      <style:text-properties fo:language="pt" fo:country="PT" style:language-asian="en" style:country-asian="US" style:language-complex="ar" style:country-complex="SA"/>
    </style:style>
    <style:style style:name="ListLabel_20_26" style:display-name="ListLabel 26" style:family="text">
      <style:text-properties fo:language="pt" fo:country="PT" style:language-asian="en" style:country-asian="US" style:language-complex="ar" style:country-complex="SA"/>
    </style:style>
    <style:style style:name="ListLabel_20_27" style:display-name="ListLabel 27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" fo:font-family="'Arial MT'" style:font-family-generic="swiss" style:font-pitch="variable" fo:font-size="10pt" fo:letter-spacing="0.002cm" fo:language="pt" fo:country="PT" fo:font-style="normal" fo:font-weight="normal" style:font-name-asian="Arial MT1" style:font-family-asian="'Arial MT'" style:font-family-generic-asian="system" style:font-pitch-asian="variable" style:font-size-asian="10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11" style:display-name="ListLabel 11" style:family="text">
      <style:text-properties fo:font-size="11pt" fo:letter-spacing="normal" fo:language="pt" fo:country="PT" fo:font-style="normal" fo:font-weight="normal" style:font-name-asian="Symbol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6" loext:num-list-format="%1%" style:num-format="I">
        <style:list-level-properties text:list-level-position-and-space-mode="label-alignment">
          <style:list-level-label-alignment text:label-followed-by="listtab" fo:text-indent="-0.212cm" fo:margin-left="0.252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1.822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3.397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4.972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6.548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8.123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9.698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11.273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12.84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7" loext:num-list-format="%1%-" style:num-suffix="-" style:num-format="1" text:start-value="7">
        <style:list-level-properties text:list-level-position-and-space-mode="label-alignment">
          <style:list-level-label-alignment text:label-followed-by="listtab" fo:text-indent="-0.459cm" fo:margin-left="0.499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459cm" fo:margin-left="2.044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459cm" fo:margin-left="3.59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459cm" fo:margin-left="5.145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459cm" fo:margin-left="6.696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459cm" fo:margin-left="8.246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459cm" fo:margin-left="9.797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459cm" fo:margin-left="11.347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459cm" fo:margin-left="12.8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I">
        <style:list-level-properties text:list-level-position-and-space-mode="label-alignment">
          <style:list-level-label-alignment text:label-followed-by="listtab" fo:text-indent="-0.212cm" fo:margin-left="0.252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1.822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3.39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4.9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6.548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8.123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9.698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11.273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12.84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I">
        <style:list-level-properties text:list-level-position-and-space-mode="label-alignment">
          <style:list-level-label-alignment text:label-followed-by="listtab" fo:text-indent="-0.212cm" fo:margin-left="0.252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1.822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3.397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4.97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6.548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8.123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9.698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11.273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12cm" fo:margin-left="12.84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-" style:num-suffix="-" style:num-format="1" text:start-value="2">
        <style:list-level-properties text:list-level-position-and-space-mode="label-alignment">
          <style:list-level-label-alignment text:label-followed-by="listtab" fo:text-indent="-0.353cm" fo:margin-left="0.393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1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37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0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3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69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0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I">
        <style:list-level-properties text:list-level-position-and-space-mode="label-alignment">
          <style:list-level-label-alignment text:label-followed-by="listtab" fo:text-indent="-0.309cm" fo:margin-left="0.041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309cm" fo:margin-left="1.63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09cm" fo:margin-left="3.22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09cm" fo:margin-left="4.82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09cm" fo:margin-left="6.42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09cm" fo:margin-left="8.01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09cm" fo:margin-left="9.61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09cm" fo:margin-left="11.21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09cm" fo:margin-left="12.80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34cm" fo:margin-bottom="0.494cm" fo:margin-left="2.499cm" fo:margin-right="2.49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15:41:17.342947200</meta:creation-date>
    <dc:date>2026-02-18T15:27:38.909444900</dc:date>
    <meta:initial-creator>PROCON JACAREÍ</meta:initial-creator>
    <meta:generator>LibreOffice/25.2.6.2$Windows_X86_64 LibreOffice_project/729c5bfe710f5eb71ed3bbde9e06a6065e9c6c5d</meta:generator>
    <meta:editing-duration>PT24M42S</meta:editing-duration>
    <meta:editing-cycles>2</meta:editing-cycles>
    <meta:document-statistic meta:table-count="0" meta:image-count="0" meta:object-count="0" meta:page-count="20" meta:paragraph-count="189" meta:word-count="3954" meta:character-count="23884" meta:non-whitespace-character-count="20055"/>
    <meta:user-defined meta:name="AppVersion">16.0000</meta:user-defined>
    <meta:template xlink:type="simple" xlink:actuate="onRequest" xlink:title="Normal.dotm" xlink:href=""/>
  </office:meta>
</office:document-meta>
</file>